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fd42a" officeooo:paragraph-rsid="000a778b"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8pt" fo:font-weight="bold" officeooo:rsid="000fd42a" officeooo:paragraph-rsid="000a778b"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weight="bold" officeooo:rsid="000fd42a" officeooo:paragraph-rsid="000a778b" style:font-weight-asian="bold" style:font-weight-complex="bold"/>
    </style:style>
    <style:style style:name="P4" style:family="paragraph" style:parent-style-name="Standard">
      <style:paragraph-properties fo:text-align="justify" style:justify-single-word="false"/>
      <style:text-properties fo:font-weight="bold" officeooo:paragraph-rsid="000a85ce" style:font-weight-asian="bold" style:font-weight-complex="bold"/>
    </style:style>
    <style:style style:name="P5" style:family="paragraph" style:parent-style-name="Standard">
      <style:paragraph-properties fo:text-align="justify" style:justify-single-word="false"/>
      <style:text-properties fo:font-weight="bold" officeooo:paragraph-rsid="004000a4" style:font-weight-asian="bold" style:font-weight-complex="bold"/>
    </style:style>
    <style:style style:name="P6" style:family="paragraph" style:parent-style-name="Standard">
      <style:paragraph-properties fo:text-align="justify" style:justify-single-word="false"/>
      <style:text-properties fo:font-weight="bold" officeooo:paragraph-rsid="0041daee" style:font-weight-asian="bold" style:font-weight-complex="bold"/>
    </style:style>
    <style:style style:name="P7" style:family="paragraph" style:parent-style-name="Standard">
      <style:paragraph-properties fo:text-align="justify" style:justify-single-word="false"/>
      <style:text-properties fo:font-weight="bold" officeooo:rsid="000c3c35" officeooo:paragraph-rsid="000c3c35" style:font-weight-asian="bold" style:font-weight-complex="bold"/>
    </style:style>
    <style:style style:name="P8" style:family="paragraph" style:parent-style-name="Standard">
      <style:paragraph-properties fo:text-align="center" style:justify-single-word="false"/>
      <style:text-properties fo:font-weight="bold" officeooo:rsid="000c3c35" officeooo:paragraph-rsid="000c3c35" style:font-weight-asian="bold" style:font-weight-complex="bold"/>
    </style:style>
    <style:style style:name="P9" style:family="paragraph" style:parent-style-name="Standard">
      <style:paragraph-properties fo:text-align="center" style:justify-single-word="false"/>
      <style:text-properties fo:font-weight="bold" officeooo:rsid="000a85ce" officeooo:paragraph-rsid="000a85ce" style:font-weight-asian="bold" style:font-weight-complex="bold"/>
    </style:style>
    <style:style style:name="P10" style:family="paragraph" style:parent-style-name="Standard">
      <style:paragraph-properties fo:text-align="justify" style:justify-single-word="false"/>
      <style:text-properties fo:font-weight="bold" officeooo:rsid="001ed85e" officeooo:paragraph-rsid="001ed85e" style:font-weight-asian="bold" style:font-weight-complex="bold"/>
    </style:style>
    <style:style style:name="P11" style:family="paragraph" style:parent-style-name="Standard">
      <style:paragraph-properties fo:text-align="justify" style:justify-single-word="false"/>
      <style:text-properties fo:font-weight="bold" officeooo:rsid="0018970d" officeooo:paragraph-rsid="0015e22b"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rsid="000c3c35" officeooo:paragraph-rsid="000c3c35"/>
    </style:style>
    <style:style style:name="P14" style:family="paragraph" style:parent-style-name="Standard">
      <style:paragraph-properties fo:text-align="center" style:justify-single-word="false"/>
      <style:text-properties fo:font-weight="normal" officeooo:rsid="000fd44b" officeooo:paragraph-rsid="000fd44b" style:font-weight-asian="normal" style:font-weight-complex="normal"/>
    </style:style>
    <style:style style:name="P15" style:family="paragraph" style:parent-style-name="Standard">
      <style:paragraph-properties fo:text-align="center" style:justify-single-word="false"/>
      <style:text-properties fo:font-weight="normal" officeooo:rsid="00137c54" officeooo:paragraph-rsid="00137c54" style:font-weight-asian="normal"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text-align="justify" style:justify-single-word="false"/>
      <style:text-properties fo:color="#ed1c24" fo:font-weight="bold" officeooo:rsid="001b56a2" officeooo:paragraph-rsid="0015e22b" style:font-weight-asian="bold" style:font-weight-complex="bold"/>
    </style:style>
    <style:style style:name="P18" style:family="paragraph" style:parent-style-name="Standard">
      <style:paragraph-properties fo:text-align="justify" style:justify-single-word="false"/>
      <style:text-properties officeooo:rsid="004000a4" officeooo:paragraph-rsid="004000a4"/>
    </style:style>
    <style:style style:name="P19"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fo:font-size="12pt" fo:font-weight="bold" officeooo:rsid="000c3c35" officeooo:paragraph-rsid="002366b2" style:font-size-asian="10.5pt" style:font-weight-asian="bold" style:font-size-complex="12pt" style:font-weight-complex="bold"/>
    </style:style>
    <style:style style:name="P20" style:family="paragraph" style:parent-style-name="Standard">
      <style:paragraph-properties fo:text-align="center" style:justify-single-word="false"/>
      <style:text-properties fo:font-size="28pt" fo:font-weight="bold" officeooo:rsid="004000a4" officeooo:paragraph-rsid="000a778b" style:font-size-asian="28pt" style:font-weight-asian="bold" style:font-size-complex="28pt" style:font-weight-complex="bold"/>
    </style:style>
    <style:style style:name="P21" style:family="paragraph" style:parent-style-name="Standard" style:list-style-name="L1">
      <style:paragraph-properties fo:text-align="justify" style:justify-single-word="false"/>
      <style:text-properties officeooo:paragraph-rsid="004000a4"/>
    </style:style>
    <style:style style:name="P22" style:family="paragraph" style:parent-style-name="Standard">
      <style:paragraph-properties fo:text-align="justify" style:justify-single-word="false"/>
      <style:text-properties officeooo:paragraph-rsid="000e3831"/>
    </style:style>
    <style:style style:name="P23" style:family="paragraph" style:parent-style-name="Standard">
      <style:paragraph-properties fo:text-align="justify" style:justify-single-word="false"/>
      <style:text-properties officeooo:paragraph-rsid="0010b5b1"/>
    </style:style>
    <style:style style:name="P24" style:family="paragraph" style:parent-style-name="Standard" style:list-style-name="L16">
      <style:paragraph-properties fo:text-align="justify" style:justify-single-word="false"/>
      <style:text-properties officeooo:paragraph-rsid="0044cb34"/>
    </style:style>
    <style:style style:name="P25" style:family="paragraph" style:parent-style-name="Standard">
      <style:paragraph-properties fo:text-align="justify" style:justify-single-word="false"/>
      <style:text-properties officeooo:paragraph-rsid="0044cb34"/>
    </style:style>
    <style:style style:name="P26" style:family="paragraph" style:parent-style-name="Standard" style:list-style-name="L17">
      <style:paragraph-properties fo:text-align="justify" style:justify-single-word="false"/>
      <style:text-properties officeooo:paragraph-rsid="00462f03"/>
    </style:style>
    <style:style style:name="P27" style:family="paragraph" style:parent-style-name="Standard">
      <style:paragraph-properties fo:text-align="justify" style:justify-single-word="false"/>
      <style:text-properties officeooo:paragraph-rsid="00462f03"/>
    </style:style>
    <style:style style:name="P28" style:family="paragraph" style:parent-style-name="Standard" style:list-style-name="L18">
      <style:paragraph-properties fo:text-align="justify" style:justify-single-word="false"/>
      <style:text-properties officeooo:paragraph-rsid="0046d7ea"/>
    </style:style>
    <style:style style:name="P29" style:family="paragraph" style:parent-style-name="Standard" style:list-style-name="L19">
      <style:paragraph-properties fo:text-align="justify" style:justify-single-word="false"/>
      <style:text-properties officeooo:paragraph-rsid="0046d7ea"/>
    </style:style>
    <style:style style:name="P30" style:family="paragraph" style:parent-style-name="Standard">
      <style:paragraph-properties fo:text-align="justify" style:justify-single-word="false"/>
      <style:text-properties officeooo:paragraph-rsid="0046d7ea"/>
    </style:style>
    <style:style style:name="P31" style:family="paragraph" style:parent-style-name="Standard" style:list-style-name="L20">
      <style:paragraph-properties fo:text-align="justify" style:justify-single-word="false"/>
      <style:text-properties officeooo:paragraph-rsid="0046d7ea"/>
    </style:style>
    <style:style style:name="P32" style:family="paragraph" style:parent-style-name="Standard" style:list-style-name="L21">
      <style:paragraph-properties fo:text-align="justify" style:justify-single-word="false"/>
      <style:text-properties officeooo:paragraph-rsid="0046d7ea"/>
    </style:style>
    <style:style style:name="P33" style:family="paragraph" style:parent-style-name="Standard" style:list-style-name="L22">
      <style:paragraph-properties fo:text-align="justify" style:justify-single-word="false"/>
      <style:text-properties officeooo:paragraph-rsid="004a3344"/>
    </style:style>
    <style:style style:name="P34" style:family="paragraph" style:parent-style-name="Standard">
      <style:paragraph-properties fo:text-align="justify" style:justify-single-word="false"/>
      <style:text-properties officeooo:paragraph-rsid="004a9672"/>
    </style:style>
    <style:style style:name="P35" style:family="paragraph" style:parent-style-name="Standard">
      <style:paragraph-properties fo:text-align="justify" style:justify-single-word="false"/>
      <style:text-properties officeooo:paragraph-rsid="004ba685"/>
    </style:style>
    <style:style style:name="P36" style:family="paragraph" style:parent-style-name="Standard">
      <style:paragraph-properties fo:text-align="justify" style:justify-single-word="false"/>
      <style:text-properties officeooo:paragraph-rsid="004cffcc"/>
    </style:style>
    <style:style style:name="P37" style:family="paragraph" style:parent-style-name="Standard">
      <style:paragraph-properties fo:text-align="justify" style:justify-single-word="false"/>
      <style:text-properties officeooo:paragraph-rsid="004ef7f0"/>
    </style:style>
    <style:style style:name="P38" style:family="paragraph" style:parent-style-name="Standard">
      <style:paragraph-properties fo:text-align="justify" style:justify-single-word="false"/>
      <style:text-properties officeooo:paragraph-rsid="004c75f0"/>
    </style:style>
    <style:style style:name="P39" style:family="paragraph" style:parent-style-name="Standard" style:list-style-name="L23">
      <style:paragraph-properties fo:text-align="justify" style:justify-single-word="false"/>
      <style:text-properties officeooo:paragraph-rsid="004ef7f0"/>
    </style:style>
    <style:style style:name="P40" style:family="paragraph" style:parent-style-name="Standard" style:list-style-name="L24">
      <style:paragraph-properties fo:text-align="justify" style:justify-single-word="false"/>
      <style:text-properties officeooo:paragraph-rsid="0050e89f"/>
    </style:style>
    <style:style style:name="P41" style:family="paragraph" style:parent-style-name="Standard" style:list-style-name="L25">
      <style:paragraph-properties fo:text-align="justify" style:justify-single-word="false"/>
      <style:text-properties officeooo:paragraph-rsid="00515fce"/>
    </style:style>
    <style:style style:name="P42" style:family="paragraph" style:parent-style-name="Standard" style:list-style-name="L26">
      <style:paragraph-properties fo:text-align="justify" style:justify-single-word="false"/>
      <style:text-properties officeooo:paragraph-rsid="00522d11"/>
    </style:style>
    <style:style style:name="P43" style:family="paragraph" style:parent-style-name="Standard" style:list-style-name="L27">
      <style:paragraph-properties fo:text-align="justify" style:justify-single-word="false"/>
      <style:text-properties officeooo:paragraph-rsid="00522d11"/>
    </style:style>
    <style:style style:name="P44" style:family="paragraph" style:parent-style-name="Standard" style:list-style-name="L28">
      <style:paragraph-properties fo:text-align="justify" style:justify-single-word="false"/>
      <style:text-properties officeooo:paragraph-rsid="00539870"/>
    </style:style>
    <style:style style:name="P45" style:family="paragraph" style:parent-style-name="Standard">
      <style:paragraph-properties fo:text-align="justify" style:justify-single-word="false"/>
      <style:text-properties officeooo:paragraph-rsid="00539f5a"/>
    </style:style>
    <style:style style:name="P46" style:family="paragraph" style:parent-style-name="Standard" style:list-style-name="L29">
      <style:paragraph-properties fo:text-align="justify" style:justify-single-word="false"/>
      <style:text-properties officeooo:paragraph-rsid="00539f5a"/>
    </style:style>
    <style:style style:name="P47" style:family="paragraph" style:parent-style-name="Standard" style:list-style-name="L30">
      <style:paragraph-properties fo:text-align="justify" style:justify-single-word="false"/>
      <style:text-properties officeooo:paragraph-rsid="00545b18"/>
    </style:style>
    <style:style style:name="P48" style:family="paragraph" style:parent-style-name="Standard" style:list-style-name="L30">
      <style:paragraph-properties fo:text-align="justify" style:justify-single-word="false"/>
      <style:text-properties officeooo:paragraph-rsid="005b9d01"/>
    </style:style>
    <style:style style:name="P49" style:family="paragraph" style:parent-style-name="Standard" style:list-style-name="L31">
      <style:paragraph-properties fo:text-align="justify" style:justify-single-word="false"/>
      <style:text-properties officeooo:paragraph-rsid="00549f95"/>
    </style:style>
    <style:style style:name="P50" style:family="paragraph" style:parent-style-name="Standard" style:list-style-name="L32">
      <style:paragraph-properties fo:text-align="justify" style:justify-single-word="false"/>
      <style:text-properties officeooo:paragraph-rsid="00563d30"/>
    </style:style>
    <style:style style:name="P51" style:family="paragraph" style:parent-style-name="Standard" style:list-style-name="L33">
      <style:paragraph-properties fo:text-align="justify" style:justify-single-word="false"/>
      <style:text-properties officeooo:paragraph-rsid="00563d30"/>
    </style:style>
    <style:style style:name="P52" style:family="paragraph" style:parent-style-name="Standard" style:list-style-name="L34">
      <style:paragraph-properties fo:text-align="justify" style:justify-single-word="false"/>
      <style:text-properties officeooo:paragraph-rsid="00563d30"/>
    </style:style>
    <style:style style:name="P53" style:family="paragraph" style:parent-style-name="Standard" style:list-style-name="L35">
      <style:paragraph-properties fo:text-align="justify" style:justify-single-word="false"/>
      <style:text-properties officeooo:paragraph-rsid="00563d30"/>
    </style:style>
    <style:style style:name="P54" style:family="paragraph" style:parent-style-name="Standard" style:list-style-name="L36">
      <style:paragraph-properties fo:text-align="justify" style:justify-single-word="false"/>
      <style:text-properties officeooo:paragraph-rsid="005690df"/>
    </style:style>
    <style:style style:name="P55" style:family="paragraph" style:parent-style-name="Standard">
      <style:paragraph-properties fo:text-align="justify" style:justify-single-word="false"/>
      <style:text-properties officeooo:paragraph-rsid="005801af"/>
    </style:style>
    <style:style style:name="P56" style:family="paragraph" style:parent-style-name="Standard" style:list-style-name="L37">
      <style:paragraph-properties fo:text-align="justify" style:justify-single-word="false"/>
      <style:text-properties officeooo:paragraph-rsid="005b9d01"/>
    </style:style>
    <style:style style:name="P57" style:family="paragraph" style:parent-style-name="Standard" style:list-style-name="L38">
      <style:paragraph-properties fo:text-align="justify" style:justify-single-word="false"/>
      <style:text-properties officeooo:paragraph-rsid="005b9d01"/>
    </style:style>
    <style:style style:name="P58" style:family="paragraph" style:parent-style-name="Standard">
      <style:paragraph-properties fo:text-align="justify" style:justify-single-word="false"/>
      <style:text-properties officeooo:paragraph-rsid="005b9d01"/>
    </style:style>
    <style:style style:name="P59" style:family="paragraph" style:parent-style-name="Standard" style:list-style-name="L39">
      <style:paragraph-properties fo:text-align="justify" style:justify-single-word="false"/>
      <style:text-properties officeooo:paragraph-rsid="005dd7b4"/>
    </style:style>
    <style:style style:name="P60" style:family="paragraph" style:parent-style-name="Standard">
      <style:paragraph-properties fo:text-align="justify" style:justify-single-word="false"/>
      <style:text-properties officeooo:paragraph-rsid="005dd7b4"/>
    </style:style>
    <style:style style:name="P61" style:family="paragraph" style:parent-style-name="Standard" style:list-style-name="L40">
      <style:paragraph-properties fo:text-align="justify" style:justify-single-word="false"/>
      <style:text-properties officeooo:paragraph-rsid="005f072d"/>
    </style:style>
    <style:style style:name="P62" style:family="paragraph" style:parent-style-name="Standard">
      <style:paragraph-properties fo:text-align="justify" style:justify-single-word="false"/>
      <style:text-properties officeooo:paragraph-rsid="005f072d"/>
    </style:style>
    <style:style style:name="P63" style:family="paragraph" style:parent-style-name="Standard">
      <style:paragraph-properties fo:text-align="justify" style:justify-single-word="false"/>
      <style:text-properties officeooo:rsid="004000a4" officeooo:paragraph-rsid="004000a4"/>
    </style:style>
    <style:style style:name="P64" style:family="paragraph" style:parent-style-name="Standard">
      <style:paragraph-properties fo:text-align="justify" style:justify-single-word="false"/>
      <style:text-properties officeooo:rsid="004000a4" officeooo:paragraph-rsid="0042cd3d"/>
    </style:style>
    <style:style style:name="P65" style:family="paragraph" style:parent-style-name="Standard">
      <style:paragraph-properties fo:text-align="justify" style:justify-single-word="false"/>
      <style:text-properties officeooo:rsid="004000a4" officeooo:paragraph-rsid="0044cb34"/>
    </style:style>
    <style:style style:name="P66" style:family="paragraph" style:parent-style-name="Standard">
      <style:paragraph-properties fo:text-align="justify" style:justify-single-word="false"/>
      <style:text-properties officeooo:rsid="004000a4" officeooo:paragraph-rsid="00462f03"/>
    </style:style>
    <style:style style:name="P67" style:family="paragraph" style:parent-style-name="Standard">
      <style:paragraph-properties fo:text-align="justify" style:justify-single-word="false"/>
      <style:text-properties officeooo:rsid="004000a4" officeooo:paragraph-rsid="0059d0e0"/>
    </style:style>
    <style:style style:name="P68" style:family="paragraph" style:parent-style-name="Standard" style:list-style-name="L3">
      <style:paragraph-properties fo:text-align="justify" style:justify-single-word="false"/>
      <style:text-properties fo:font-weight="normal" officeooo:paragraph-rsid="0041daee" style:font-weight-asian="normal" style:font-weight-complex="normal"/>
    </style:style>
    <style:style style:name="P69" style:family="paragraph" style:parent-style-name="Standard">
      <style:paragraph-properties fo:text-align="justify" style:justify-single-word="false"/>
      <style:text-properties fo:font-weight="bold" officeooo:paragraph-rsid="000e3831" style:font-weight-asian="bold" style:font-weight-complex="bold"/>
    </style:style>
    <style:style style:name="P70" style:family="paragraph" style:parent-style-name="Standard">
      <style:paragraph-properties fo:text-align="justify" style:justify-single-word="false"/>
      <style:text-properties fo:font-weight="bold" officeooo:paragraph-rsid="0046d7ea" style:font-weight-asian="bold" style:font-weight-complex="bold"/>
    </style:style>
    <style:style style:name="P71" style:family="paragraph" style:parent-style-name="Standard">
      <style:paragraph-properties fo:text-align="justify" style:justify-single-word="false"/>
      <style:text-properties fo:font-weight="bold" officeooo:paragraph-rsid="004ba685" style:font-weight-asian="bold" style:font-weight-complex="bold"/>
    </style:style>
    <style:style style:name="P72" style:family="paragraph" style:parent-style-name="Standard">
      <style:paragraph-properties fo:text-align="justify" style:justify-single-word="false"/>
      <style:text-properties fo:font-weight="bold" officeooo:paragraph-rsid="005801af" style:font-weight-asian="bold" style:font-weight-complex="bold"/>
    </style:style>
    <style:style style:name="P73" style:family="paragraph" style:parent-style-name="Standard">
      <style:paragraph-properties fo:text-align="justify" style:justify-single-word="false"/>
      <style:text-properties fo:font-weight="bold" officeooo:rsid="000c3c35" officeooo:paragraph-rsid="004cffcc" style:font-weight-asian="bold" style:font-weight-complex="bold"/>
    </style:style>
    <style:style style:name="P74" style:family="paragraph" style:parent-style-name="Standard">
      <style:paragraph-properties fo:text-align="justify" style:justify-single-word="false"/>
      <style:text-properties fo:font-weight="bold" officeooo:rsid="000c3c35" officeooo:paragraph-rsid="0010b5b1" style:font-weight-asian="bold" style:font-weight-complex="bold"/>
    </style:style>
    <style:style style:name="P75" style:family="paragraph" style:parent-style-name="Standard">
      <style:paragraph-properties fo:text-align="center" style:justify-single-word="false"/>
      <style:text-properties fo:font-weight="bold" officeooo:rsid="000c3c35" officeooo:paragraph-rsid="0044cb34" style:font-weight-asian="bold" style:font-weight-complex="bold"/>
    </style:style>
    <style:style style:name="P76" style:family="paragraph" style:parent-style-name="Standard">
      <style:paragraph-properties fo:text-align="center" style:justify-single-word="false"/>
      <style:text-properties fo:font-weight="bold" officeooo:rsid="000c3c35" officeooo:paragraph-rsid="00462f03" style:font-weight-asian="bold" style:font-weight-complex="bold"/>
    </style:style>
    <style:style style:name="P77" style:family="paragraph" style:parent-style-name="Standard">
      <style:paragraph-properties fo:text-align="center" style:justify-single-word="false"/>
      <style:text-properties fo:font-weight="bold" officeooo:rsid="000c3c35" officeooo:paragraph-rsid="0046d7ea" style:font-weight-asian="bold" style:font-weight-complex="bold"/>
    </style:style>
    <style:style style:name="P78" style:family="paragraph" style:parent-style-name="Standard">
      <style:paragraph-properties fo:text-align="center" style:justify-single-word="false"/>
      <style:text-properties fo:font-weight="bold" officeooo:rsid="000c3c35" officeooo:paragraph-rsid="004ba685" style:font-weight-asian="bold" style:font-weight-complex="bold"/>
    </style:style>
    <style:style style:name="P79" style:family="paragraph" style:parent-style-name="Standard">
      <style:paragraph-properties fo:text-align="center" style:justify-single-word="false"/>
      <style:text-properties fo:font-weight="bold" officeooo:rsid="000c3c35" officeooo:paragraph-rsid="005b9d01" style:font-weight-asian="bold" style:font-weight-complex="bold"/>
    </style:style>
    <style:style style:name="P80" style:family="paragraph" style:parent-style-name="Standard">
      <style:paragraph-properties fo:text-align="center" style:justify-single-word="false"/>
      <style:text-properties fo:font-weight="bold" officeooo:rsid="000c3c35" officeooo:paragraph-rsid="005dd7b4" style:font-weight-asian="bold" style:font-weight-complex="bold"/>
    </style:style>
    <style:style style:name="P81" style:family="paragraph" style:parent-style-name="Standard">
      <style:paragraph-properties fo:text-align="center" style:justify-single-word="false"/>
      <style:text-properties fo:font-weight="bold" officeooo:rsid="000c3c35" officeooo:paragraph-rsid="005f072d" style:font-weight-asian="bold" style:font-weight-complex="bold"/>
    </style:style>
    <style:style style:name="P82" style:family="paragraph" style:parent-style-name="Standard">
      <style:paragraph-properties fo:text-align="justify" style:justify-single-word="false"/>
      <style:text-properties fo:font-weight="bold" officeooo:rsid="0042cd3d" officeooo:paragraph-rsid="0044cb34" style:font-weight-asian="bold" style:font-weight-complex="bold"/>
    </style:style>
    <style:style style:name="P83" style:family="paragraph" style:parent-style-name="Standard">
      <style:paragraph-properties fo:text-align="justify" style:justify-single-word="false"/>
      <style:text-properties fo:font-weight="bold" officeooo:rsid="004000a4" officeooo:paragraph-rsid="00462f03" style:font-weight-asian="bold" style:font-weight-complex="bold"/>
    </style:style>
    <style:style style:name="P84" style:family="paragraph" style:parent-style-name="Standard">
      <style:paragraph-properties fo:text-align="justify" style:justify-single-word="false"/>
      <style:text-properties fo:font-weight="bold" officeooo:rsid="0046d7ea" officeooo:paragraph-rsid="0046d7ea" style:font-weight-asian="bold" style:font-weight-complex="bold"/>
    </style:style>
    <style:style style:name="P85" style:family="paragraph" style:parent-style-name="Standard">
      <style:paragraph-properties fo:text-align="justify" style:justify-single-word="false"/>
      <style:text-properties fo:font-weight="bold" officeooo:rsid="0046d7ea" officeooo:paragraph-rsid="005801af" style:font-weight-asian="bold" style:font-weight-complex="bold"/>
    </style:style>
    <style:style style:name="P86" style:family="paragraph" style:parent-style-name="Standard">
      <style:paragraph-properties fo:text-align="justify" style:justify-single-word="false"/>
      <style:text-properties fo:font-weight="bold" officeooo:rsid="00515fce" officeooo:paragraph-rsid="00515fce" style:font-weight-asian="bold" style:font-weight-complex="bold"/>
    </style:style>
    <style:style style:name="P87" style:family="paragraph" style:parent-style-name="Standard">
      <style:paragraph-properties fo:text-align="justify" style:justify-single-word="false"/>
      <style:text-properties fo:font-weight="bold" officeooo:rsid="00539870" officeooo:paragraph-rsid="00539870" style:font-weight-asian="bold" style:font-weight-complex="bold"/>
    </style:style>
    <style:style style:name="P88" style:family="paragraph" style:parent-style-name="Standard">
      <style:paragraph-properties fo:text-align="center" style:justify-single-word="false"/>
      <style:text-properties fo:font-weight="bold" officeooo:rsid="00539870" officeooo:paragraph-rsid="00539870" style:font-weight-asian="bold" style:font-weight-complex="bold"/>
    </style:style>
    <style:style style:name="P89" style:family="paragraph" style:parent-style-name="Standard">
      <style:paragraph-properties fo:text-align="justify" style:justify-single-word="false"/>
      <style:text-properties fo:font-weight="bold" officeooo:rsid="005690df" officeooo:paragraph-rsid="005690df" style:font-weight-asian="bold" style:font-weight-complex="bold"/>
    </style:style>
    <style:style style:name="P90" style:family="paragraph" style:parent-style-name="Standard">
      <style:paragraph-properties fo:text-align="justify" style:justify-single-word="false"/>
      <style:text-properties fo:font-weight="bold" officeooo:rsid="005b9d01" officeooo:paragraph-rsid="005b9d01" style:font-weight-asian="bold" style:font-weight-complex="bold"/>
    </style:style>
    <style:style style:name="P91" style:family="paragraph" style:parent-style-name="Standard">
      <style:paragraph-properties fo:text-align="justify" style:justify-single-word="false"/>
      <style:text-properties officeooo:rsid="0042cd3d" officeooo:paragraph-rsid="0044cb34"/>
    </style:style>
    <style:style style:name="P92" style:family="paragraph" style:parent-style-name="Standard">
      <style:paragraph-properties fo:text-align="justify" style:justify-single-word="false"/>
      <style:text-properties officeooo:rsid="000c3c35" officeooo:paragraph-rsid="0044cb34"/>
    </style:style>
    <style:style style:name="P93" style:family="paragraph" style:parent-style-name="Standard">
      <style:paragraph-properties fo:text-align="justify" style:justify-single-word="false"/>
      <style:text-properties officeooo:rsid="000c3c35" officeooo:paragraph-rsid="00462f03"/>
    </style:style>
    <style:style style:name="P94" style:family="paragraph" style:parent-style-name="Standard">
      <style:paragraph-properties fo:text-align="justify" style:justify-single-word="false"/>
      <style:text-properties officeooo:rsid="000c3c35" officeooo:paragraph-rsid="0046d7ea"/>
    </style:style>
    <style:style style:name="P95" style:family="paragraph" style:parent-style-name="Standard">
      <style:paragraph-properties fo:text-align="justify" style:justify-single-word="false"/>
      <style:text-properties officeooo:rsid="000c3c35" officeooo:paragraph-rsid="004ba685"/>
    </style:style>
    <style:style style:name="P96" style:family="paragraph" style:parent-style-name="Standard">
      <style:paragraph-properties fo:text-align="justify" style:justify-single-word="false"/>
      <style:text-properties officeooo:rsid="000c3c35" officeooo:paragraph-rsid="005b9d01"/>
    </style:style>
    <style:style style:name="P97" style:family="paragraph" style:parent-style-name="Standard">
      <style:paragraph-properties fo:text-align="justify" style:justify-single-word="false"/>
      <style:text-properties officeooo:rsid="000c3c35" officeooo:paragraph-rsid="005dd7b4"/>
    </style:style>
    <style:style style:name="P98" style:family="paragraph" style:parent-style-name="Standard">
      <style:paragraph-properties fo:text-align="justify" style:justify-single-word="false"/>
      <style:text-properties officeooo:rsid="000c3c35" officeooo:paragraph-rsid="005f072d"/>
    </style:style>
    <style:style style:name="P99" style:family="paragraph" style:parent-style-name="Standard">
      <style:paragraph-properties fo:text-align="justify" style:justify-single-word="false"/>
      <style:text-properties officeooo:rsid="0046d7ea" officeooo:paragraph-rsid="0046d7ea"/>
    </style:style>
    <style:style style:name="P100" style:family="paragraph" style:parent-style-name="Standard">
      <style:paragraph-properties fo:text-align="justify" style:justify-single-word="false"/>
      <style:text-properties officeooo:rsid="0046d7ea" officeooo:paragraph-rsid="004ba685"/>
    </style:style>
    <style:style style:name="P101" style:family="paragraph" style:parent-style-name="Standard">
      <style:paragraph-properties fo:text-align="justify" style:justify-single-word="false"/>
      <style:text-properties officeooo:rsid="0046d7ea" officeooo:paragraph-rsid="004c75f0"/>
    </style:style>
    <style:style style:name="P102" style:family="paragraph" style:parent-style-name="Standard">
      <style:paragraph-properties fo:text-align="justify" style:justify-single-word="false"/>
      <style:text-properties officeooo:rsid="0046d7ea" officeooo:paragraph-rsid="0050e89f"/>
    </style:style>
    <style:style style:name="P103" style:family="paragraph" style:parent-style-name="Standard">
      <style:paragraph-properties fo:text-align="justify" style:justify-single-word="false"/>
      <style:text-properties officeooo:rsid="0046d7ea" officeooo:paragraph-rsid="00539f5a"/>
    </style:style>
    <style:style style:name="P104" style:family="paragraph" style:parent-style-name="Standard">
      <style:paragraph-properties fo:text-align="justify" style:justify-single-word="false"/>
      <style:text-properties officeooo:rsid="0046d7ea" officeooo:paragraph-rsid="005801af"/>
    </style:style>
    <style:style style:name="P105" style:family="paragraph" style:parent-style-name="Standard">
      <style:paragraph-properties fo:text-align="center" style:justify-single-word="false"/>
      <style:text-properties officeooo:paragraph-rsid="0046d7ea"/>
    </style:style>
    <style:style style:name="P106" style:family="paragraph" style:parent-style-name="Standard">
      <style:paragraph-properties fo:text-align="justify" style:justify-single-word="false"/>
      <style:text-properties officeooo:rsid="004c75f0" officeooo:paragraph-rsid="004c75f0"/>
    </style:style>
    <style:style style:name="P107" style:family="paragraph" style:parent-style-name="Standard">
      <style:paragraph-properties fo:text-align="justify" style:justify-single-word="false"/>
      <style:text-properties officeooo:rsid="004cffcc" officeooo:paragraph-rsid="004cffcc"/>
    </style:style>
    <style:style style:name="P108" style:family="paragraph" style:parent-style-name="Standard">
      <style:paragraph-properties fo:text-align="justify" style:justify-single-word="false"/>
      <style:text-properties officeooo:rsid="0050e89f" officeooo:paragraph-rsid="0050e89f"/>
    </style:style>
    <style:style style:name="P109" style:family="paragraph" style:parent-style-name="Standard">
      <style:paragraph-properties fo:text-align="justify" style:justify-single-word="false"/>
      <style:text-properties officeooo:rsid="00515fce" officeooo:paragraph-rsid="00515fce"/>
    </style:style>
    <style:style style:name="P110" style:family="paragraph" style:parent-style-name="Standard">
      <style:paragraph-properties fo:text-align="justify" style:justify-single-word="false"/>
      <style:text-properties officeooo:rsid="00522d11" officeooo:paragraph-rsid="00522d11"/>
    </style:style>
    <style:style style:name="P111" style:family="paragraph" style:parent-style-name="Standard">
      <style:paragraph-properties fo:text-align="justify" style:justify-single-word="false"/>
      <style:text-properties officeooo:rsid="00539870" officeooo:paragraph-rsid="00539870"/>
    </style:style>
    <style:style style:name="P112" style:family="paragraph" style:parent-style-name="Standard" style:list-style-name="L28">
      <style:paragraph-properties fo:text-align="justify" style:justify-single-word="false"/>
      <style:text-properties officeooo:rsid="00539870" officeooo:paragraph-rsid="00539870"/>
    </style:style>
    <style:style style:name="P113" style:family="paragraph" style:parent-style-name="Standard">
      <style:paragraph-properties fo:text-align="justify" style:justify-single-word="false"/>
      <style:text-properties officeooo:rsid="00539f5a" officeooo:paragraph-rsid="00545b18"/>
    </style:style>
    <style:style style:name="P114" style:family="paragraph" style:parent-style-name="Standard">
      <style:paragraph-properties fo:text-align="justify" style:justify-single-word="false"/>
      <style:text-properties officeooo:rsid="00539f5a" officeooo:paragraph-rsid="005b9d01"/>
    </style:style>
    <style:style style:name="P115" style:family="paragraph" style:parent-style-name="Standard">
      <style:paragraph-properties fo:text-align="justify" style:justify-single-word="false"/>
      <style:text-properties officeooo:rsid="00549f95" officeooo:paragraph-rsid="00549f95"/>
    </style:style>
    <style:style style:name="P116" style:family="paragraph" style:parent-style-name="Standard">
      <style:paragraph-properties fo:text-align="justify" style:justify-single-word="false"/>
      <style:text-properties officeooo:rsid="00563d30" officeooo:paragraph-rsid="00563d30"/>
    </style:style>
    <style:style style:name="P117" style:family="paragraph" style:parent-style-name="Standard">
      <style:paragraph-properties fo:text-align="justify" style:justify-single-word="false"/>
      <style:text-properties officeooo:rsid="005690df" officeooo:paragraph-rsid="005690df"/>
    </style:style>
    <style:style style:name="P118" style:family="paragraph" style:parent-style-name="Standard">
      <style:paragraph-properties fo:text-align="justify" style:justify-single-word="false"/>
      <style:text-properties officeooo:rsid="0059d0e0" officeooo:paragraph-rsid="0059d0e0"/>
    </style:style>
    <style:style style:name="P119" style:family="paragraph" style:parent-style-name="Standard">
      <style:paragraph-properties fo:text-align="justify" style:justify-single-word="false"/>
      <style:text-properties fo:color="#ed1c24" officeooo:rsid="0059d0e0" officeooo:paragraph-rsid="0059d0e0"/>
    </style:style>
    <style:style style:name="P120" style:family="paragraph" style:parent-style-name="Standard">
      <style:paragraph-properties fo:text-align="justify" style:justify-single-word="false"/>
      <style:text-properties fo:color="#ed1c24" fo:font-size="12pt" fo:font-weight="bold" officeooo:rsid="005dd7b4" officeooo:paragraph-rsid="005f072d" style:font-size-asian="12pt" style:font-weight-asian="bold" style:font-size-complex="12pt" style:font-weight-complex="bold"/>
    </style:style>
    <style:style style:name="P121" style:family="paragraph" style:parent-style-name="Standard">
      <style:paragraph-properties fo:text-align="justify" style:justify-single-word="false"/>
      <style:text-properties officeooo:rsid="005b9d01" officeooo:paragraph-rsid="005b9d01"/>
    </style:style>
    <style:style style:name="P122" style:family="paragraph" style:parent-style-name="Standard" style:list-style-name="L30">
      <style:paragraph-properties fo:text-align="justify" style:justify-single-word="false"/>
      <style:text-properties officeooo:rsid="005b9d01" officeooo:paragraph-rsid="005b9d01"/>
    </style:style>
    <style:style style:name="P123" style:family="paragraph" style:parent-style-name="Standard">
      <style:paragraph-properties fo:text-align="justify" style:justify-single-word="false"/>
      <style:text-properties fo:font-size="12pt" officeooo:rsid="005dd7b4" officeooo:paragraph-rsid="005dd7b4" style:font-size-asian="12pt" style:font-size-complex="12pt"/>
    </style:style>
    <style:style style:name="P124" style:family="paragraph" style:parent-style-name="Standard">
      <style:paragraph-properties fo:text-align="justify" style:justify-single-word="false"/>
      <style:text-properties fo:font-size="12pt" fo:font-weight="bold" officeooo:rsid="000fd42a" officeooo:paragraph-rsid="004ba685" style:font-size-asian="12pt" style:font-weight-asian="bold" style:font-size-complex="12pt" style:font-weight-complex="bold"/>
    </style:style>
    <style:style style:name="P125" style:family="paragraph" style:parent-style-name="Standard">
      <style:paragraph-properties fo:text-align="justify" style:justify-single-word="false"/>
      <style:text-properties fo:font-size="12pt" fo:font-weight="bold" officeooo:rsid="005dd7b4" officeooo:paragraph-rsid="005dd7b4" style:font-size-asian="12pt" style:font-weight-asian="bold" style:font-size-complex="12pt" style:font-weight-complex="bold"/>
    </style:style>
    <style:style style:name="P126"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style:font-weight-asian="bold" style:font-weight-complex="bold"/>
    </style:style>
    <style:style style:name="P127"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462f03" style:font-weight-asian="bold" style:font-weight-complex="bold"/>
    </style:style>
    <style:style style:name="P128"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4cffcc" style:font-weight-asian="bold" style:font-weight-complex="bold"/>
    </style:style>
    <style:style style:name="P129"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4ef7f0" style:font-weight-asian="bold" style:font-weight-complex="bold"/>
    </style:style>
    <style:style style:name="P130"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50e89f" style:font-weight-asian="bold" style:font-weight-complex="bold"/>
    </style:style>
    <style:style style:name="P131"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539f5a" style:font-weight-asian="bold" style:font-weight-complex="bold"/>
    </style:style>
    <style:style style:name="P132"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fo:font-weight="bold" officeooo:rsid="000c3c35" officeooo:paragraph-rsid="005801af" style:font-weight-asian="bold" style:font-weight-complex="bold"/>
    </style:style>
    <style:style style:name="P133"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42cd3d" officeooo:paragraph-rsid="0044cb34"/>
    </style:style>
    <style:style style:name="P134" style:family="paragraph" style:parent-style-name="Standard">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42cd3d" officeooo:paragraph-rsid="0042cd3d"/>
    </style:style>
    <style:style style:name="P135" style:family="paragraph" style:parent-style-name="Standard" style:list-style-name="L2">
      <style:paragraph-properties fo:text-align="justify" style:justify-single-word="false" fo:padding-left="0cm" fo:padding-right="0cm" fo:padding-top="0cm" fo:padding-bottom="0.074cm" fo:border-left="none" fo:border-right="none" fo:border-top="none" fo:border-bottom="0.99pt solid #000000" style:join-border="false"/>
      <style:text-properties officeooo:rsid="001ed85e" officeooo:paragraph-rsid="001ed85e"/>
    </style:style>
    <style:style style:name="T1" style:family="text">
      <style:text-properties officeooo:rsid="000a778b"/>
    </style:style>
    <style:style style:name="T2" style:family="text">
      <style:text-properties officeooo:rsid="000a85ce"/>
    </style:style>
    <style:style style:name="T3" style:family="text">
      <style:text-properties fo:font-weight="bold" style:font-weight-asian="bold" style:font-weight-complex="bold"/>
    </style:style>
    <style:style style:name="T4" style:family="text">
      <style:text-properties fo:font-weight="bold" officeooo:rsid="000c3c35" style:font-weight-asian="bold" style:font-weight-complex="bold"/>
    </style:style>
    <style:style style:name="T5" style:family="text">
      <style:text-properties fo:font-weight="bold" officeooo:rsid="0041daee" style:font-weight-asian="bold" style:font-weight-complex="bold"/>
    </style:style>
    <style:style style:name="T6" style:family="text">
      <style:text-properties fo:font-weight="bold" officeooo:rsid="0044cb34" style:font-weight-asian="bold" style:font-weight-complex="bold"/>
    </style:style>
    <style:style style:name="T7" style:family="text">
      <style:text-properties fo:font-weight="bold" officeooo:rsid="00462f03" style:font-weight-asian="bold" style:font-weight-complex="bold"/>
    </style:style>
    <style:style style:name="T8" style:family="text">
      <style:text-properties fo:font-weight="bold" officeooo:rsid="0046d7ea" style:font-weight-asian="bold" style:font-weight-complex="bold"/>
    </style:style>
    <style:style style:name="T9" style:family="text">
      <style:text-properties fo:font-weight="bold" officeooo:rsid="004a9672" style:font-weight-asian="bold" style:font-weight-complex="bold"/>
    </style:style>
    <style:style style:name="T10" style:family="text">
      <style:text-properties fo:font-weight="bold" officeooo:rsid="005d9bbf" style:font-weight-asian="bold" style:font-weight-complex="bold"/>
    </style:style>
    <style:style style:name="T11" style:family="text">
      <style:text-properties fo:font-weight="bold" officeooo:rsid="005f072d" style:font-weight-asian="bold" style:font-weight-complex="bold"/>
    </style:style>
    <style:style style:name="T12" style:family="text">
      <style:text-properties officeooo:rsid="0015e22b"/>
    </style:style>
    <style:style style:name="T13" style:family="text">
      <style:text-properties officeooo:rsid="001742b4"/>
    </style:style>
    <style:style style:name="T14" style:family="text">
      <style:text-properties officeooo:rsid="004000a4"/>
    </style:style>
    <style:style style:name="T15" style:family="text">
      <style:text-properties style:text-underline-style="solid" style:text-underline-width="auto" style:text-underline-color="font-color"/>
    </style:style>
    <style:style style:name="T16" style:family="text">
      <style:text-properties officeooo:rsid="0044cb34"/>
    </style:style>
    <style:style style:name="T17" style:family="text">
      <style:text-properties officeooo:rsid="0042cd3d"/>
    </style:style>
    <style:style style:name="T18" style:family="text">
      <style:text-properties officeooo:rsid="00462f03"/>
    </style:style>
    <style:style style:name="T19" style:family="text">
      <style:text-properties officeooo:rsid="0046d7ea"/>
    </style:style>
    <style:style style:name="T20" style:family="text">
      <style:text-properties officeooo:rsid="004c75f0"/>
    </style:style>
    <style:style style:name="T21" style:family="text">
      <style:text-properties officeooo:rsid="004eb16d"/>
    </style:style>
    <style:style style:name="T22" style:family="text">
      <style:text-properties officeooo:rsid="004ef7f0"/>
    </style:style>
    <style:style style:name="T23" style:family="text">
      <style:text-properties officeooo:rsid="00515fce"/>
    </style:style>
    <style:style style:name="T24" style:family="text">
      <style:text-properties officeooo:rsid="00522d11"/>
    </style:style>
    <style:style style:name="T25" style:family="text">
      <style:text-properties officeooo:rsid="00539870"/>
    </style:style>
    <style:style style:name="T26" style:family="text">
      <style:text-properties fo:color="#21409a"/>
    </style:style>
    <style:style style:name="T27" style:family="text">
      <style:text-properties officeooo:rsid="00539f5a"/>
    </style:style>
    <style:style style:name="T28" style:family="text">
      <style:text-properties officeooo:rsid="00545b18"/>
    </style:style>
    <style:style style:name="T29" style:family="text">
      <style:text-properties officeooo:rsid="0054acb5"/>
    </style:style>
    <style:style style:name="T30" style:family="text">
      <style:text-properties officeooo:rsid="00563d30"/>
    </style:style>
    <style:style style:name="T31" style:family="text">
      <style:text-properties officeooo:rsid="005690df"/>
    </style:style>
    <style:style style:name="T32" style:family="text">
      <style:text-properties officeooo:rsid="0059d0e0"/>
    </style:style>
    <style:style style:name="T33" style:family="text">
      <style:text-properties officeooo:rsid="005b9d01"/>
    </style:style>
    <style:style style:name="T34" style:family="text">
      <style:text-properties fo:font-size="12pt" officeooo:rsid="005dd7b4" style:font-size-asian="12pt" style:font-size-complex="12pt"/>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ncisco das Chagas Torres dos Santos</text:p>
      <text:p text:style-name="P3"><text:span text:style-name="T14">Janeiro</text:span> de 2022</text:p>
      <text:p text:style-name="P3"/>
      <text:p text:style-name="P14">Neste material, meu objetivo é ir além do gabarito da questões. Nos comentários, eu aprofundo mais no assunto, sem me distanciar do que a questão está pedindo. Isso me dá mais conhecimento sobre o assunto e me faz ver a questão abordada por diferentes ângulos. </text:p>
      <text:p text:style-name="P14"/>
      <text:p text:style-name="P15">Quando há bastantes questões sobre o assunto, opto pro questões de provas do ano corrente <text:span text:style-name="T12">e das bancas CESPE, FCC e FGV</text:span>. No entanto, em alguns caso, é necessário pegar provas de anos anteriores <text:span text:style-name="T12">e de outras bancas</text:span>.</text:p>
      <text:p text:style-name="P15"/>
      <text:p text:style-name="P15">Devemos esquecer questões muito antigas, pois TI atualiza a todo instante e as bancas também podem mudar a pegada, a forma de cobrar o conteúdo.</text:p>
      <text:p text:style-name="P3"/>
      <text:p text:style-name="P20">Versionamento</text:p>
      <text:p text:style-name="P3"/>
      <text:p text:style-name="P1"><text:span text:style-name="T14">Git</text:span> - <text:span text:style-name="T1">Questões</text:span></text:p>
      <text:p text:style-name="P126"/>
      <text:p text:style-name="P74"/>
      <text:p text:style-name="P5"><text:span text:style-name="T13">1. </text:span>Ano: 2022 Banca: COMPERVE Órgão: TJ-RN Prova: COMPERVE - 2020 - TJ-RN - Analista de Sistemas Sênior</text:p>
      <text:p text:style-name="P12"/>
      <text:p text:style-name="P12">O git é um sistema de controle de versão muito utilizado em desenvolvimento de sistemas de software. Sobre o git, é correto afirmar:</text:p>
      <text:p text:style-name="P12"/>
      <text:list xml:id="list1599199328" text:style-name="L1">
        <text:list-item>
          <text:p text:style-name="P21">O comando git push é utilizado para envio das alterações confirmadas no diretório local para o repositório remoto.</text:p>
        </text:list-item>
        <text:list-item>
          <text:p text:style-name="P21">O comando git clone faz a cópia apenas dos arquivos, sendo as informações do repositório inicializadas como no comando git init.</text:p>
        </text:list-item>
        <text:list-item>
          <text:p text:style-name="P21">O comando git add faz a confirmação das alterações de forma definitiva.</text:p>
        </text:list-item>
        <text:list-item>
          <text:p text:style-name="P21">O comando git checkout faz uma atualização do diretório local com o diretório remoto.</text:p>
        </text:list-item>
      </text:list>
      <text:p text:style-name="P12"/>
      <text:p text:style-name="P4"><text:span text:style-name="T2">Resposta: </text:span>Letra <text:span text:style-name="T14">A</text:span></text:p>
      <text:p text:style-name="P9">Comentários</text:p>
      <text:p text:style-name="P12"/>
      <text:p text:style-name="P18">O comando git clone faz um clone/cópia na máquina local de todo o repositório remoto.</text:p>
      <text:p text:style-name="P18">O comando git add adiciona na Stage area as alterações e arquivos. Logo estas alterações estão prontas para serem comitadas. Alterações de forma “definitivas” são feitas através do commit.</text:p>
      <text:p text:style-name="P18">O comando git checkout baixa o que está no remoto, sobrescrevendo as modificações na working area. Ou seja, reverte as alterações que ainda não estão na staging area para a última versão conhecida (comitada).</text:p>
      <text:p text:style-name="P18"/>
      <text:p text:style-name="P10">Para mais, consulte:</text:p>
      <text:list xml:id="list1858959221" text:style-name="L2">
        <text:list-item>
          <text:p text:style-name="P135">https://</text:p>
        </text:list-item>
      </text:list>
      <text:p text:style-name="P7"/>
      <text:p text:style-name="P13"><text:soft-page-break/></text:p>
      <text:p text:style-name="P6"><text:span text:style-name="T13">2. </text:span>Ano: 2018 Banca: CCV-UFC Órgão: UFC PI Prova: CCV-UFC - 2018 - UFC - Analista de Tecnologia da Informação</text:p>
      <text:p text:style-name="P16"/>
      <text:p text:style-name="P16">O Git é um sistema de controle de versão distribuído gratuitamente e de código aberto projetado usado, principalmente, no desenvolvimento de software. Sobre o Git o que é correto afirmar?</text:p>
      <text:p text:style-name="P16"/>
      <text:list xml:id="list2682910248" text:style-name="L3">
        <text:list-item>
          <text:p text:style-name="P68">O Git não suporta commits em vários branches.</text:p>
        </text:list-item>
        <text:list-item>
          <text:p text:style-name="P68">O comando git stash retorna o repositório ao HEAD.</text:p>
        </text:list-item>
        <text:list-item>
          <text:p text:style-name="P68">O comando git checkout é utilizado para desfazer alterações, mesmo que o arquivo tenha sido adicionado na staged area.</text:p>
        </text:list-item>
        <text:list-item>
          <text:p text:style-name="P68">Use git merge quando quiser gravar o estado atual do diretório de trabalho e do índice, mas quiser voltar para um diretório de trabalho limpo.</text:p>
        </text:list-item>
        <text:list-item>
          <text:p text:style-name="P68">O comando git add armazena o conteúdo atual do índice em um novo commit junto com uma mensagem de log do usuário descrevendo as alterações.</text:p>
        </text:list-item>
      </text:list>
      <text:p text:style-name="P16"/>
      <text:p text:style-name="P12"><text:span text:style-name="T4">Resposta: </text:span><text:span text:style-name="T3">Letra </text:span><text:span text:style-name="T5">A</text:span></text:p>
      <text:p text:style-name="P8">Comentários</text:p>
      <text:p text:style-name="P13"/>
      <text:p text:style-name="P67"><text:span text:style-name="T32">O git stash pega as modificações e coloca em Woking Progress – WIP.</text:span></text:p>
      <text:p text:style-name="P67">O comando git checkout baixa o que está no remoto, sobrescrevendo as modificações na working area. Ou seja, reverte as alterações que ainda <text:span text:style-name="T15">não estão na staging area</text:span> para a última versão conhecida (comitada). <text:span text:style-name="T32">Se está na staging area, primeiro faço um git reset e depois um git checkout.</text:span></text:p>
      <text:p text:style-name="P118">Letra D é git commit, que grava o estado atual.</text:p>
      <text:p text:style-name="P118">O git add apenas adiciona o arquivo/modificações na staging area, indicando que estas alterações estão prontas para serem comitadas.</text:p>
      <text:p text:style-name="P64"/>
      <text:p text:style-name="P119">A resposta é letra, mas o git suporta commits em várias branchs, desde que de forma separada. Não suporta é de forma simultânea. Como a questões não especificou, pode ser simultânea ou não. Como não há dúvidas de que as demais estão erradas (ou seja, é certeza que estão erradas), a letra A deixa margem pra erro e pra acerto, logo é ela mesma.</text:p>
      <text:p text:style-name="P134"/>
      <text:p text:style-name="P36"/>
      <text:p text:style-name="P69">Ano: 2022 Banca: FGV Órgão: TRT - 13ª Região (PB) Prova: FGV - 2022 - TRT - 13ª Região (PB) - Técnico Judiciário - Tecnologia da Informação</text:p>
      <text:p text:style-name="P22"/>
      <text:p text:style-name="P22">O Git é um sistema de controle de versões distribuído comumente utilizado no desenvolvimento de software. O comando do Git que pode ser utilizado para baixar o código-fonte existente de um repositório remoto é </text:p>
      <text:p text:style-name="P22"/>
      <text:list xml:id="list404766794" text:style-name="L16">
        <text:list-item>
          <text:p text:style-name="P24">add.</text:p>
        </text:list-item>
        <text:list-item>
          <text:p text:style-name="P24"><text:span text:style-name="T16">c</text:span>heckout.</text:p>
        </text:list-item>
        <text:list-item>
          <text:p text:style-name="P24"><text:span text:style-name="T16">c</text:span>lone.</text:p>
        </text:list-item>
        <text:list-item>
          <text:p text:style-name="P24"><text:span text:style-name="T16">r</text:span>emote.</text:p>
        </text:list-item>
        <text:list-item>
          <text:p text:style-name="P24">Status.</text:p>
        </text:list-item>
      </text:list>
      <text:p text:style-name="P25"/>
      <text:p text:style-name="P25"><text:span text:style-name="T4">Resposta: </text:span><text:span text:style-name="T3">Letra </text:span><text:span text:style-name="T6">C</text:span></text:p>
      <text:p text:style-name="P75">Comentários</text:p>
      <text:p text:style-name="P92"><text:soft-page-break/></text:p>
      <text:p text:style-name="P65">O comando git checkout baixa o que está no remoto, sobrescrevendo as modificações na working area. Ou seja, reverte as alterações que ainda <text:span text:style-name="T15">não estão na staging area</text:span> para a última versão conhecida (comitada).</text:p>
      <text:p text:style-name="P65"/>
      <text:p text:style-name="P65">Para baixar um código-fonte existente, ou seja, baixar tudo pela primeira vez, usa-se o git clone, sendo o git checkout usado depois que já tem o projeto na máquina.</text:p>
      <text:p text:style-name="P133"/>
      <text:p text:style-name="P82"/>
      <text:p text:style-name="P82">Ano: 2022 Banca: UFRPE Órgão: UFRPE Prova: UFRPE - 2022 - UFRPE - Técnico em Tecnologia da Informação - Webdesign - Edital nº 42</text:p>
      <text:p text:style-name="P91">Imagine que seu software está armazenado no git e surge a necessidade de efetuar um merge normal de duas branches de sua aplicação. Qual o tipo de estratégia de mesclagem que o git irá utilizar para efetuar tal procedimento?</text:p>
      <text:p text:style-name="P91"/>
      <text:list xml:id="list3542203992" text:style-name="L17">
        <text:list-item>
          <text:p text:style-name="P26"><text:span text:style-name="T17">LIFO</text:span></text:p>
        </text:list-item>
        <text:list-item>
          <text:p text:style-name="P26"><text:span text:style-name="T17">FIFO</text:span></text:p>
        </text:list-item>
        <text:list-item>
          <text:p text:style-name="P26"><text:span text:style-name="T17">Xsubtree</text:span></text:p>
        </text:list-item>
        <text:list-item>
          <text:p text:style-name="P26"><text:span text:style-name="T17">Squash</text:span></text:p>
        </text:list-item>
        <text:list-item>
          <text:p text:style-name="P26"><text:span text:style-name="T17">Recursiva</text:span></text:p>
        </text:list-item>
      </text:list>
      <text:p text:style-name="P27"/>
      <text:p text:style-name="P27"><text:span text:style-name="T4">Resposta: </text:span><text:span text:style-name="T3">Letra </text:span><text:span text:style-name="T7">E</text:span></text:p>
      <text:p text:style-name="P76">Comentários</text:p>
      <text:p text:style-name="P93"/>
      <text:p text:style-name="P66"><text:span text:style-name="T18">Procurar o comentário depois, pois não sei</text:span>.</text:p>
      <text:p text:style-name="P127"/>
      <text:p text:style-name="P73"/>
      <text:p text:style-name="P83">Ano: 2018 Banca: INSTITUTO AOCP Órgão: PRODEB Prova: INSTITUTO AOCP - 2018 - PRODEB - Analista de TIC I - Web Mobile Designer</text:p>
      <text:p text:style-name="P66"/>
      <text:p text:style-name="P66">O controle de versões pode ser considerado como uma forma correta e sistemática para realizar o gerenciamento de modificações no desenvolvimento de qualquer tipo de documento, tudo isso sendo realizado de forma eficiente, extremamente organizada e prática. Analise as seguintes informações sobre o controlador de versões Git e assinale a alternativa que aponta as corretas.</text:p>
      <text:p text:style-name="P66"/>
      <text:list xml:id="list882752817" text:style-name="L18">
        <text:list-item>
          <text:p text:style-name="P28"><text:span text:style-name="T14">O Git é um software para controle de versões criado por Linus Torvalds em 2005.</text:span></text:p>
        </text:list-item>
        <text:list-item>
          <text:p text:style-name="P28"><text:span text:style-name="T14">O Git só pode ser utilizado em distribuições Linux.</text:span></text:p>
        </text:list-item>
        <text:list-item>
          <text:p text:style-name="P28"><text:span text:style-name="T14">O Git surgiu quando os desenvolvedores do kernel Linux optaram por não utilizar mais o software proprietário BitKeeper.</text:span></text:p>
        </text:list-item>
        <text:list-item>
          <text:p text:style-name="P28"><text:span text:style-name="T14">O controlador de versões Git só deve ser utilizado em grandes projetos de desenvolvimento, pois seu uso em pequenas aplicações só acarreta um desperdício de tempo e recursos.</text:span></text:p>
        </text:list-item>
      </text:list>
      <text:p text:style-name="P66"/>
      <text:list xml:id="list2019647262" text:style-name="L19">
        <text:list-item>
          <text:p text:style-name="P29"><text:span text:style-name="T14">Apenas I, II e III.</text:span></text:p>
        </text:list-item>
        <text:list-item>
          <text:p text:style-name="P29"><text:span text:style-name="T14">Apenas I e III.</text:span></text:p>
        </text:list-item>
        <text:list-item>
          <text:p text:style-name="P29"><text:span text:style-name="T14">Apenas II e IV.</text:span></text:p>
        </text:list-item>
        <text:list-item>
          <text:p text:style-name="P29"><text:span text:style-name="T14">Apenas II, III e IV.</text:span></text:p>
        </text:list-item>
        <text:list-item>
          <text:p text:style-name="P29"><text:span text:style-name="T14">Apenas III e IV.</text:span></text:p>
        </text:list-item>
      </text:list>
      <text:p text:style-name="P66"/>
      <text:p text:style-name="P30"><text:soft-page-break/><text:span text:style-name="T4">Resposta: </text:span><text:span text:style-name="T3">Letra </text:span><text:span text:style-name="T8">B</text:span></text:p>
      <text:p text:style-name="P77">Comentários</text:p>
      <text:p text:style-name="P94"/>
      <text:p text:style-name="P107">O git foi feito para Linux, mas pode ser usado em Linux, Windows, Mac. É multiplataforma e pode ser utilizado em qualquer projeto, independente do tamanho do mesmo e é recomendado, pois até pequenos projetos precisam ter as versões controladas. <text:span text:style-name="T21">Portanto, II e IV estão erradas.</text:span></text:p>
      <text:p text:style-name="P128"/>
      <text:p text:style-name="P73"/>
      <text:p text:style-name="P99"/>
      <text:p text:style-name="P84">Ano: 2022 Banca: UFRPE Órgão: UFRPE Prova: UFRPE - 2022 - UFRPE - Técnico em Tecnologia da Informação - Desenvolvimento de Sistemas - Edital nº 42</text:p>
      <text:p text:style-name="P99"/>
      <text:p text:style-name="P99">O git é um sistema de controle de versão distribuído e utilizado amplamente pela comunidade de desenvolvimento de software. Esse sistema possui um conjunto de comandos utilizados para o versionamento de código. Dito isso, qual o comando utilizado para enviar as alterações do repositório local para o repositório remoto?</text:p>
      <text:p text:style-name="P99"/>
      <text:list xml:id="list4101301258" text:style-name="L20">
        <text:list-item>
          <text:p text:style-name="P31"><text:span text:style-name="T19">git commit</text:span></text:p>
        </text:list-item>
        <text:list-item>
          <text:p text:style-name="P31"><text:span text:style-name="T19">git push</text:span></text:p>
        </text:list-item>
        <text:list-item>
          <text:p text:style-name="P31"><text:span text:style-name="T19">git add </text:span></text:p>
        </text:list-item>
        <text:list-item>
          <text:p text:style-name="P31"><text:span text:style-name="T19">git pull</text:span></text:p>
        </text:list-item>
        <text:list-item>
          <text:p text:style-name="P31"><text:span text:style-name="T19">git send</text:span></text:p>
        </text:list-item>
      </text:list>
      <text:p text:style-name="P99"/>
      <text:p text:style-name="P30"><text:span text:style-name="T4">Resposta: </text:span><text:span text:style-name="T3">Letra </text:span><text:span text:style-name="T8">B</text:span></text:p>
      <text:p text:style-name="P77">Comentários</text:p>
      <text:p text:style-name="P94"/>
      <text:list xml:id="list902192200" text:style-name="L21">
        <text:list-item>
          <text:p text:style-name="P32"><text:span text:style-name="T19">commit – enviar as alterações para o git directory (repository), ou seja, é salvar</text:span></text:p>
        </text:list-item>
        <text:list-item>
          <text:p text:style-name="P32"><text:span text:style-name="T19">push</text:span></text:p>
        </text:list-item>
        <text:list-item>
          <text:p text:style-name="P32"><text:span text:style-name="T19">add – enviar as alterações para a staging area, informar que elas estão prontas para serem comitadas</text:span></text:p>
        </text:list-item>
        <text:list-item>
          <text:p text:style-name="P32"><text:span text:style-name="T19">pull – baixar as alterações do repositório remoto para o repositório local</text:span></text:p>
        </text:list-item>
        <text:list-item>
          <text:p text:style-name="P32"><text:span text:style-name="T19">send – não é do Git, pode ser do SVN</text:span></text:p>
        </text:list-item>
      </text:list>
      <text:p text:style-name="P30"/>
      <text:p text:style-name="P129"/>
      <text:p text:style-name="P37"/>
      <text:p text:style-name="P70">Ano: 2016 Banca: IF-PE Órgão: IF-PE Prova: IF-PE - 2016 - IF-PE - Técnico em Tecnologia da Informação - Desenvolvimento</text:p>
      <text:p text:style-name="P30"/>
      <text:p text:style-name="P30">Modificações são inevitáveis quando um software é construído. Um objetivo primordial da Engenharia de Software é otimizar a forma como as modificações podem ser acomodadas e reduzir a quantidade de esforço despendido quando elas estiverem sendo feitas. Uma das ferramentas existentes para dar suporte ao processo de Gestão de Modificações é a ferramenta GIT. A cerca dessa ferramenta e considerando o comando abaixo, assinale a alternativa CORRETA.</text:p>
      <text:p text:style-name="P30"/>
      <text:p text:style-name="P105">git push -u origin master</text:p>
      <text:p text:style-name="P30"/>
      <text:list xml:id="list2454557287" text:style-name="L22">
        <text:list-item>
          <text:p text:style-name="P33">O comando push não existe na ferramenta GIT.</text:p>
        </text:list-item>
        <text:list-item>
          <text:p text:style-name="P33"><text:soft-page-break/>O comando acima cria uma cópia de trabalho/repositório na máquina onde esse comando foi executado.</text:p>
        </text:list-item>
        <text:list-item>
          <text:p text:style-name="P33">O comando acima envia alterações para o repositório local, criando uma revisão.</text:p>
        </text:list-item>
        <text:list-item>
          <text:p text:style-name="P33">O comando acima envia cópia para o repositório local das alterações feitas em um repositório remoto.</text:p>
        </text:list-item>
        <text:list-item>
          <text:p text:style-name="P33">O comando acima envia revisões locais para outro repositório remoto.</text:p>
        </text:list-item>
      </text:list>
      <text:p text:style-name="P30"/>
      <text:p text:style-name="P34"><text:span text:style-name="T4">Resposta: </text:span><text:span text:style-name="T3">Letra </text:span><text:span text:style-name="T9">E</text:span></text:p>
      <text:p text:style-name="P30"/>
      <text:p text:style-name="P78">Comentários</text:p>
      <text:p text:style-name="P95"/>
      <text:p text:style-name="P101"><text:span text:style-name="T20">Push – existe no git (logo, letra A está errada) e serve para </text:span>enviar as alterações do repositório local para o repositório remoto, <text:span text:style-name="T22">portanto, letra E.</text:span></text:p>
      <text:p text:style-name="P106">O descrito na letra B é feito pelo comando git clone.</text:p>
      <text:p text:style-name="P38"><text:span text:style-name="T20">O descrito na letra D é feito pelo comando git pull.</text:span></text:p>
      <text:p text:style-name="P129"/>
      <text:p text:style-name="P37"/>
      <text:p text:style-name="P70">Ano: 2018 Banca: INSTITUTO AOCP Órgão: PRODEB Prova: INSTITUTO AOCP - 2018 - PRODEB - Analista de TIC I - Web Mobile Designer</text:p>
      <text:p text:style-name="P30">Uma vez que o Git esteja instalado no seu sistema, é necessária uma configuração prévia antes de começar a utilizar o software produtivamente. O git config é a ferramenta do Git usada para configurações. Através dela você pode alterar configurações predefinidas no momento em que desejar e toda configuração que você fizer será mantida através das atualizações. Sobre os comandos do Git, assinale a alternativa INCORRETA.</text:p>
      <text:p text:style-name="P30"/>
      <text:list xml:id="list3377593680" text:style-name="L23">
        <text:list-item>
          <text:p text:style-name="P39">O comando git init é utilizado para começar a realizar os registros do seu projeto.</text:p>
        </text:list-item>
        <text:list-item>
          <text:p text:style-name="P39">O comando git status pode ser utilizado para verificar o status atual dos arquivos.</text:p>
        </text:list-item>
        <text:list-item>
          <text:p text:style-name="P39">Para remover arquivos presentes no seu repositório é usado o comando git commit --amend.</text:p>
        </text:list-item>
        <text:list-item>
          <text:p text:style-name="P39">É possível observar as mudanças feitas em arquivos monitorados modificados através do comando git diff.</text:p>
        </text:list-item>
        <text:list-item>
          <text:p text:style-name="P39">Para verificar o histórico dos commits efetuados em determinado repositório, existe o comando: git log.</text:p>
        </text:list-item>
      </text:list>
      <text:p text:style-name="P30"/>
      <text:p text:style-name="P34"><text:span text:style-name="T4">Resposta: </text:span><text:span text:style-name="T3">Letra </text:span><text:span text:style-name="T9">C</text:span></text:p>
      <text:p text:style-name="P30"/>
      <text:p text:style-name="P78">Comentários</text:p>
      <text:p text:style-name="P95"/>
      <text:p text:style-name="P100"><text:span text:style-name="T22">A letra C está incorreta, pois o git commit -amend permite alterar uma mensagem de um commit ou modificar o commit mais recente. As demais alternativas estão corretas</text:span>. </text:p>
      <text:p text:style-name="P100"/>
      <text:p text:style-name="P130"/>
      <text:p text:style-name="P102"/>
      <text:p text:style-name="P70">Ano: 2021 Banca: FUNDATEC Órgão: PGE-RS Prova: FUNDATEC - 2021 - PGE-RS - Técnico em Informática</text:p>
      <text:p text:style-name="P30"/>
      <text:p text:style-name="P30">O Git é um sistema de controle de versões distribuído, utilizado principalmente no desenvolvimento de software. Qual dos comandos abaixo pode ser utilizado para enviar as alterações de um repositório local para um repositório remoto?</text:p>
      <text:p text:style-name="P30"><text:soft-page-break/></text:p>
      <text:list xml:id="list104130672" text:style-name="L24">
        <text:list-item>
          <text:p text:style-name="P40">git add -A</text:p>
        </text:list-item>
        <text:list-item>
          <text:p text:style-name="P40">git commit -m "Alterações"</text:p>
        </text:list-item>
        <text:list-item>
          <text:p text:style-name="P40">git pull origin master</text:p>
        </text:list-item>
        <text:list-item>
          <text:p text:style-name="P40">git push origin master</text:p>
        </text:list-item>
        <text:list-item>
          <text:p text:style-name="P40">git reset</text:p>
        </text:list-item>
      </text:list>
      <text:p text:style-name="P30"/>
      <text:p text:style-name="P34"><text:span text:style-name="T4">Resposta: </text:span><text:span text:style-name="T3">Letra </text:span><text:span text:style-name="T9">D</text:span></text:p>
      <text:p text:style-name="P30"/>
      <text:p text:style-name="P78">Comentários</text:p>
      <text:p text:style-name="P95"/>
      <text:p text:style-name="P108">O comando git add -A equivale a git add --all que adiciona modificações de todos os arquivos rastreados (tracked) e não rastreados (untracked).</text:p>
      <text:p text:style-name="P108">O comando git commit -m “Alterações” realiza o commit <text:span text:style-name="T23">com a mensagem</text:span> “Alterações”, ou seja, coloca no Repositório (git directory) <text:span text:style-name="T23">a</text:span>s modificações que estão na Staging Area, ou seja, que foram adicionadas na Staging Area com o git add. <text:span text:style-name="T23">Se os arquivos alterados forem</text:span> tracked<text:span text:style-name="T23">s</text:span> (rastreado<text:span text:style-name="T23">s</text:span>) é possível fazer o commit sem fazer o add <text:span text:style-name="T23">antes </text:span>com a flag -a, ficando git commit -am "Alterações"</text:p>
      <text:p text:style-name="P109">Git pull <text:span text:style-name="T19">baixar as alterações do repositório remoto para o repositório local.</text:span></text:p>
      <text:p text:style-name="P109"/>
      <text:p text:style-name="P86">O comando git reset:</text:p>
      <text:p text:style-name="P109"/>
      <text:p text:style-name="P109">Desfaz alterações pós commit. Ou seja, redefine o ponteiro HEAD da branch atual para um estado especificado. Além de atualizar os ponteiros de referênci do commit, também pode modificar o estado das três arvores (Diretório atual, Staging area e Git repository).</text:p>
      <text:p text:style-name="P109"/>
      <text:p text:style-name="P109">Git reset [modo de operação][arquivo | commit]</text:p>
      <text:p text:style-name="P109"/>
      <text:p text:style-name="P109">Principais aplicações do git reset:</text:p>
      <text:p text:style-name="P109"/>
      <text:list xml:id="list2403782542" text:style-name="L25">
        <text:list-item>
          <text:p text:style-name="P41"><text:span text:style-name="T23">Descartar commits em um branch privado</text:span></text:p>
        </text:list-item>
        <text:list-item>
          <text:p text:style-name="P41"><text:span text:style-name="T23">Desfazer alterações não comitadas, também em uma branch privada</text:span></text:p>
        </text:list-item>
        <text:list-item>
          <text:p text:style-name="P41"><text:span text:style-name="T23">Tirar arquivos da área de stage</text:span></text:p>
        </text:list-item>
      </text:list>
      <text:p text:style-name="P108"/>
      <text:p text:style-name="P109">Para descartar commits em um branch público deve-se usar o comando git revert. <text:s/>Já para descartar alterações no diretório de trabalho (local), o indicado é o comando git checkout.</text:p>
      <text:p text:style-name="P109"/>
      <text:p text:style-name="P110">Modos principais do git reset:</text:p>
      <text:list xml:id="list2655389615" text:style-name="L26">
        <text:list-item>
          <text:p text:style-name="P42"><text:span text:style-name="T24">--soft - Não toca no arquivo de índice ou na árvore de trabalho (mas redefineo HEAD para commit especificado, assim como todos os modos). Isso deixa todos os seus arquivos alterados como <text:s/>“Changes to be commited”. É o modo seguro, provavelmente não há perda de dados.</text:span></text:p>
        </text:list-item>
        <text:list-item>
          <text:p text:style-name="P42"><text:span text:style-name="T24">--mixed (padrão) - Redefine o índice, mas não o diretório de trabalho (ou seja, os arquivos alterados são preservados, mas não marcados para confirmação) e relata o que não foi atualizado. Esta é a ação padrão. Basicamente, tira do Staging area e não mexe no Workdir. Também é um modo seguro.</text:span></text:p>
        </text:list-item>
        <text:list-item>
          <text:p text:style-name="P42"><text:span text:style-name="T24">--hard - Redefine o índice e a árvore de trabalho. Quaisquer alterações nos arquivos rastreados na árvore de trabalho desde o commit são descartadas. Quaisquer arquivos ou diretórios não rastreados na forma de gravar quaisquer arquivos rastreados são simplesmente excluídos. Descarta o que está na Staging area e atualizar o diretório de trabalho. Não é um modo seguro.</text:span></text:p>
        </text:list-item>
      </text:list>
      <text:p text:style-name="P110"/>
      <text:p text:style-name="P110"><text:soft-page-break/>Modos adicionais:</text:p>
      <text:list xml:id="list4004887265" text:style-name="L27">
        <text:list-item>
          <text:p text:style-name="P43"><text:span text:style-name="T24">--merge</text:span></text:p>
        </text:list-item>
        <text:list-item>
          <text:p text:style-name="P43"><text:span text:style-name="T24">--keep</text:span></text:p>
        </text:list-item>
      </text:list>
      <text:p text:style-name="P100"/>
      <text:p text:style-name="P87">Exemplos:</text:p>
      <text:p text:style-name="P111"/>
      <text:list xml:id="list2582873868" text:style-name="L28">
        <text:list-item>
          <text:p text:style-name="P44"><text:span text:style-name="T25">git reset → reseta a staging area (tira os arquivos) para corresponder ao commit mais recente, sem modificar o workdir. Como não foi especificado é –mixed.</text:span></text:p>
        </text:list-item>
        <text:list-item>
          <text:p text:style-name="P44"><text:span text:style-name="T25">git reset --hard → reseta a staging area e o workdir <text:s/>para corresponder ao commit mais recente. Todas as alterações no workdir são sobrescritas.</text:span></text:p>
        </text:list-item>
        <text:list-item>
          <text:p text:style-name="P44"><text:span text:style-name="T25">git reset arq3 → tira o arq3 da staging area, sem modificar o diretório de trabalho. É –mixed.</text:span></text:p>
        </text:list-item>
        <text:list-item>
          <text:p text:style-name="P112">git reset &lt;commit&gt;→ move o branch atual para o commit indicado, reseta a staging area para corresponder a ele, mas não altera o workdir.</text:p>
        </text:list-item>
        <text:list-item>
          <text:p text:style-name="P112">git reset --hard &lt;commit&gt; → move o branch atual para o commit indicado, reseta a staging area e o workdir para corresponder ao commit.</text:p>
        </text:list-item>
      </text:list>
      <text:p text:style-name="P111"/>
      <text:p text:style-name="P111"/>
      <text:p text:style-name="P88">Git reset x Git revert</text:p>
      <text:p text:style-name="P111"/>
      <text:p text:style-name="P111">Git revert é projetado para desfazer de forma segura um commit público, ao passo que reset é para desfazer alterações locais no Stage e no Workdir.</text:p>
      <text:p text:style-name="P111"/>
      <text:p text:style-name="P111">Git reset remove completamente um conjunto de alterações, ao passo que o revert mantém as alterações originais, criando <text:span text:style-name="T26">um novo commit</text:span> para desfazê-las.</text:p>
      <text:p text:style-name="P111">Não se recomenda usar git reset quando um snapshot foi enviado a um repositório público – outros devs se baseiam no commit.</text:p>
      <text:p text:style-name="P131"/>
      <text:p text:style-name="P103"/>
      <text:p text:style-name="P70">Ano: 2018 Banca: INSTITUTO AOCP Órgão: PRODEB Prova: INSTITUTO AOCP - 2018 - PRODEB - Analista de TIC I - Web Mobile Designer</text:p>
      <text:p text:style-name="P30"/>
      <text:p text:style-name="P30">O Git foi desenvolvido e projetado por Torvalds para auxiliar no desenvolvimento do kernel do Linux, porém, com a ênfase em velocidade e praticidade, aliadas à licença GNU, cujos termos declaram o software como livre, o Git acabou ganhando vários admiradores e usuários ao redor do mundo. Sobre as características do Git, assinale a alternativa correta.</text:p>
      <text:p text:style-name="P30"/>
      <text:list xml:id="list3517919728" text:style-name="L29">
        <text:list-item>
          <text:p text:style-name="P46">O Git utiliza a técnica de snapshot para gerenciamento das mudanças, que registra momentos contendo algo parecido com foto dos arquivos.</text:p>
        </text:list-item>
        <text:list-item>
          <text:p text:style-name="P46">O Git, como a maioria dos controladores de versões, armazena uma lista com as mudanças efetuadas nos arquivos.</text:p>
        </text:list-item>
        <text:list-item>
          <text:p text:style-name="P46">As operações no Git não são realizadas localmente de forma alguma, assim as operações são realizadas de forma instantânea.</text:p>
        </text:list-item>
        <text:list-item>
          <text:p text:style-name="P46">Uma das características essenciais do Git é que ele trabalha com o controle de versões e não tem nada para tratar da integridade.</text:p>
        </text:list-item>
        <text:list-item>
          <text:p text:style-name="P46">Os três estados principais de operação do git são: commited, modified e stoped.</text:p>
        </text:list-item>
      </text:list>
      <text:p text:style-name="P30"/>
      <text:p text:style-name="P34"><text:span text:style-name="T4">Resposta: </text:span><text:span text:style-name="T3">Letra </text:span><text:span text:style-name="T9">A</text:span></text:p>
      <text:p text:style-name="P30"/>
      <text:p text:style-name="P78"><text:soft-page-break/>Comentários</text:p>
      <text:p text:style-name="P95"/>
      <text:p text:style-name="P45"><text:span text:style-name="T27">Git não trabalha com lista. Existem dois repositórios (um local e outro remoto), logo as operações são locais e algumas operações modificam o repositório remoto.</text:span></text:p>
      <text:p text:style-name="P113">O git trata integridade, até porque o commit é atômico. </text:p>
      <text:p text:style-name="P113">Os três estados são: </text:p>
      <text:list xml:id="list2621140275" text:style-name="L30">
        <text:list-item>
          <text:p text:style-name="P47"><text:span text:style-name="T28">modificados (modified em vermelho, ou seja, apenas no workdir)</text:span></text:p>
        </text:list-item>
        <text:list-item>
          <text:p text:style-name="P47"><text:span text:style-name="T28">preparado (modified em verde, ou seja, já na staging area)</text:span></text:p>
        </text:list-item>
        <text:list-item>
          <text:p text:style-name="P47"><text:span text:style-name="T28">e committed, ou seja, no no repositório git local.</text:span></text:p>
        </text:list-item>
      </text:list>
      <text:p text:style-name="P35"/>
      <text:p text:style-name="P132"/>
      <text:p text:style-name="P85"/>
      <text:p text:style-name="P71">Ano: 2015 Banca: FCC Órgão: MPE-PB Prova: FCC - 2015 - MPE-PB - Analista de Sistemas – Desenvolvedor</text:p>
      <text:p text:style-name="P30"/>
      <text:p text:style-name="P30">O GIT possibilita controlar versões de componentes de software com as facilidades de</text:p>
      <text:p text:style-name="P30"/>
      <text:list xml:id="list78709611" text:style-name="L31">
        <text:list-item>
          <text:p text:style-name="P49">armazenar alterações de fontes de programas como uma lista de mudanças por arquivo, registrando portanto um conjunto de arquivos e as mudanças feitas a cada arquivo ao longo do tempo.</text:p>
        </text:list-item>
        <text:list-item>
          <text:p text:style-name="P49">armazenar alterações de fontes de programas em um único arquivo de registro de alterações subsequentes que funciona como um LOG de modificações de fontes que pode ser aplicado para desfazê-las a qualquer tempo.</text:p>
        </text:list-item>
        <text:list-item>
          <text:p text:style-name="P49">replicar cópias de cada componente quando da sua modificação, atualizando repositórios de arquivos locais nas estações de trabalho de cada desenvolvedor catalogado como membro do projeto de software em questão.</text:p>
        </text:list-item>
        <text:list-item>
          <text:p text:style-name="P49">navegar no histórico das modificações, consultando diretamente as cópias dos arquivos físicos de cada versão, a partir de um repositório localizado no servidor de programas fonte.</text:p>
        </text:list-item>
        <text:list-item>
          <text:p text:style-name="P49">navegar no histórico das versões, consultando snapshots referentes aos arquivos físicos do servidor de fontes que são guardados em um banco de dados local da máquina do desenvolvedor.</text:p>
        </text:list-item>
      </text:list>
      <text:p text:style-name="P30"/>
      <text:p text:style-name="P34"><text:span text:style-name="T4">Resposta: </text:span><text:span text:style-name="T3">Letra </text:span><text:span text:style-name="T9">E</text:span></text:p>
      <text:p text:style-name="P30"/>
      <text:p text:style-name="P78">Comentários</text:p>
      <text:p text:style-name="P95"/>
      <text:p text:style-name="P115">Não é centralizada, não é um único arquivo. Não replica cópia das modificações, é necessário que cada desenvolvedor atualiza sua área de trabalho, até porque a versão do código no workdir pode ter conflitos com o código no repositório remoto.</text:p>
      <text:p text:style-name="P115"/>
      <text:p text:style-name="P132"/>
      <text:p text:style-name="P55"/>
      <text:p text:style-name="P71">Ano: 2014 Banca: CESPE / CEBRASPE Órgão: ANATEL Prova: CESPE - 2014 - ANATEL - Analista Administrativo - Tecnologia da Informação e Comunicação</text:p>
      <text:p text:style-name="P30"/>
      <text:p text:style-name="P30">Acerca das ferramentas de software para suporte às atividades de análise e controle de versão, julgue o próximo item.</text:p>
      <text:p text:style-name="P30"/>
      <text:p text:style-name="P30"><text:soft-page-break/>Os comandos da ferramenta Git são relativamente simples: para adicionar, por exemplo, um arquivo novo ao repositório no Git, basta utilizar o comando commit depois de efetuar o comando add.</text:p>
      <text:p text:style-name="P30"/>
      <text:p text:style-name="P34"><text:span text:style-name="T4">Resposta: </text:span><text:span text:style-name="T9">Certo</text:span></text:p>
      <text:p text:style-name="P30"/>
      <text:p text:style-name="P78">Comentários</text:p>
      <text:p text:style-name="P95"/>
      <text:p text:style-name="P115">Sim, estando com o git configurado (git init), executa-se o git add para adicionar os arquivos e modificações na staging area (área de preparação) e o git commit para adicionar estas modificações no repositório git local. Para adicionar os commit no repositório git remoto, usa-se o git push. </text:p>
      <text:p text:style-name="P132"/>
      <text:p text:style-name="P104"/>
      <text:p text:style-name="P70">Ano: 2014 Banca: CESPE / CEBRASPE Órgão: ANATEL Prova: CESPE - 2014 - ANATEL - Analista Administrativo - Tecnologia da Informação e Comunicação</text:p>
      <text:p text:style-name="P30">Acerca das ferramentas de software para suporte às atividades de análise e controle de versão, julgue o próximo item.</text:p>
      <text:p text:style-name="P30"/>
      <text:p text:style-name="P30">As ferramentas de controle de versão Git e SVN oferecem o mesmo grau de confiabilidade no armazenamento das informações e são ambas implantadas conforme o conceito de sistemas de controle de versão distribuído.</text:p>
      <text:p text:style-name="P30"/>
      <text:p text:style-name="P34"><text:span text:style-name="T4">Resposta: </text:span><text:span text:style-name="T9">Errado</text:span></text:p>
      <text:p text:style-name="P30"/>
      <text:p text:style-name="P78">Comentários</text:p>
      <text:p text:style-name="P95"/>
      <text:p text:style-name="P30">SVN ou Apache Subversion <text:span text:style-name="T29">são </text:span>centralizado. <text:span text:style-name="T29">O </text:span>GIT <text:span text:style-name="T29">e o </text:span>Mercurial <text:span text:style-name="T29">são</text:span> distribuído<text:span text:style-name="T29">s.</text:span></text:p>
      <text:p text:style-name="P30"/>
      <text:p text:style-name="P132"/>
      <text:p text:style-name="P104"/>
      <text:p text:style-name="P70">Ano: 2017 Banca: COMPERVE Órgão: UFRN Prova: COMPERVE - 2017 - UFRN - Engenheiro - Neuroengenharia</text:p>
      <text:p text:style-name="P30"/>
      <text:p text:style-name="P30">No processo de desenvolvimento colaborativo de software, a gerência de versão permite controlar o histórico e o desenvolvimento dos códigos -fontes bem como da documentação. Em relação ao uso de sistemas de controle de versão de software (como GIT e subversion) em engenharia de software, considere as seguintes afirmações:</text:p>
      <text:p text:style-name="P30"/>
      <text:list xml:id="list3305111346" text:style-name="L32">
        <text:list-item>
          <text:p text:style-name="P50">Checkout é o comando de excluir um código-fonte do repositório.</text:p>
        </text:list-item>
        <text:list-item>
          <text:p text:style-name="P50">Commit é o comando de submeter mudanças em um código-fonte.</text:p>
        </text:list-item>
        <text:list-item>
          <text:p text:style-name="P50">"Ramificação e mescla" é um método de divisão do projeto em diferentes linhas de desenvolvimento que podem ser trabalhadas paralelamente.</text:p>
        </text:list-item>
        <text:list-item>
          <text:p text:style-name="P50">Trama exclusiva é um método que permite salvar uma versão estável do software para publicação com código de versão pública.</text:p>
        </text:list-item>
      </text:list>
      <text:p text:style-name="P30"/>
      <text:p text:style-name="P30">Estão corretas as afirmações</text:p>
      <text:p text:style-name="P30"/>
      <text:list xml:id="list2513520125" text:style-name="L33">
        <text:list-item>
          <text:p text:style-name="P51">II e III.</text:p>
        </text:list-item>
        <text:list-item>
          <text:p text:style-name="P51">I e III.</text:p>
        </text:list-item>
        <text:list-item>
          <text:p text:style-name="P51"><text:soft-page-break/>II e IV.</text:p>
        </text:list-item>
        <text:list-item>
          <text:p text:style-name="P51">I e IV.</text:p>
        </text:list-item>
      </text:list>
      <text:p text:style-name="P30"/>
      <text:p text:style-name="P34"><text:span text:style-name="T4">Resposta: </text:span><text:span text:style-name="T3">Letra </text:span><text:span text:style-name="T9">A</text:span></text:p>
      <text:p text:style-name="P30"/>
      <text:p text:style-name="P78">Comentários</text:p>
      <text:p text:style-name="P95"/>
      <text:p text:style-name="P35"><text:span text:style-name="T19">Questão simples. </text:span></text:p>
      <text:p text:style-name="P35"/>
      <text:p text:style-name="P132"/>
      <text:p text:style-name="P72">Ano: 2022 Banca: FGV Órgão: TJ-TO Prova: FGV - 2022 - TJ-TO - Técnico Judiciário - Informática</text:p>
      <text:p text:style-name="P70"/>
      <text:p text:style-name="P30">O técnico em informática José está desenvolvendo o software TJTOPlugin com o apoio da ferramenta de versionamento Git. José criou o branch local pluginConnector e efetuou alguns commits neste branch, mas não replicou os commits em um repositório remoto.</text:p>
      <text:p text:style-name="P30">A fim de replicar os commits e criar o branch pluginConnector no repositório remoto origin, utilizando um único comando no terminal de comandos do sistema operacional, José deve executar o comando git com os argumentos:</text:p>
      <text:p text:style-name="P30"/>
      <text:list xml:id="list3458755020" text:style-name="L34">
        <text:list-item>
          <text:p text:style-name="P52">mv pluginConnector origin;</text:p>
        </text:list-item>
        <text:list-item>
          <text:p text:style-name="P52">diff pluginConnector origin;</text:p>
        </text:list-item>
        <text:list-item>
          <text:p text:style-name="P52">merge origin/pluginConnector;</text:p>
        </text:list-item>
        <text:list-item>
          <text:p text:style-name="P52">push origin pluginConnector; </text:p>
        </text:list-item>
        <text:list-item>
          <text:p text:style-name="P52">remote add origin pluginConnector.</text:p>
        </text:list-item>
      </text:list>
      <text:p text:style-name="P30"/>
      <text:p text:style-name="P34"><text:span text:style-name="T4">Resposta: </text:span><text:span text:style-name="T3">Letra </text:span><text:span text:style-name="T9">D</text:span></text:p>
      <text:p text:style-name="P30"/>
      <text:p text:style-name="P78">Comentários</text:p>
      <text:p text:style-name="P95"/>
      <text:p text:style-name="P35"><text:span text:style-name="T19">Questão simples. </text:span></text:p>
      <text:p text:style-name="P35"/>
      <text:p text:style-name="P132"/>
      <text:p text:style-name="P85"/>
      <text:p text:style-name="P71">Ano: 2019 Banca: CESPE / CEBRASPE Órgão: SLU-DF Prova: CESPE - 2019 - SLU-DF - Analista de Gestão de Resíduos Sólidos - Informática</text:p>
      <text:p text:style-name="P30"/>
      <text:p text:style-name="P30">Com relação a desenvolvimento de software, julgue o item a seguir.</text:p>
      <text:p text:style-name="P30"/>
      <text:p text:style-name="P30">Na prática de integração contínua para desenvolvimento de software, vários colaboradores criam e mantêm o código de forma organizada e controlada, utilizando ferramentas como Git (controle de versão), Junit (testes), Hudson e Jenkins (deploys em ambientes de desenvolvimento e produção), o que reduz a geração de erros de integração.</text:p>
      <text:p text:style-name="P30"/>
      <text:p text:style-name="P34"><text:span text:style-name="T4">Resposta: </text:span><text:span text:style-name="T9">Certo</text:span></text:p>
      <text:p text:style-name="P30"/>
      <text:p text:style-name="P78">Comentários</text:p>
      <text:p text:style-name="P95"/>
      <text:p text:style-name="P35"><text:soft-page-break/><text:span text:style-name="T30">O que leva a dúvidas é o Hudson, pois, confesso que eu não conhecia. Segundo o Wikipedia, </text:span>Hudson é uma ferramenta de integração contínua descontinuada escrita em Java, que é executada em um contêiner de servlet, como Apache Tomcat ou o servidor de aplicativos GlassFish. <text:span text:style-name="T30">Portanto, a afirmação está correta e de Hudson só é preciso saber isso.</text:span></text:p>
      <text:p text:style-name="P35"/>
      <text:p text:style-name="P132"/>
      <text:p text:style-name="P104"/>
      <text:p text:style-name="P71">Ano: 2017 Banca: IF-PE Órgão: IF-PE Prova: IF-PE - 2017 - IF-PE - Técnico de laboratório – Informática para Internet</text:p>
      <text:p text:style-name="P30"/>
      <text:p text:style-name="P30">Em um ambiente de desenvolvimento de software, torna-se crucial o uso de ferramentas de controle de versão. Assinale a alternativa que contém a afirmativa CORRETA.</text:p>
      <text:p text:style-name="P30"/>
      <text:list xml:id="list3239512473" text:style-name="L35">
        <text:list-item>
          <text:p text:style-name="P53">Apesar do GIT ser utilizado como ferramenta de controle de versão de software, o controle distribuído de versões ainda está em fase de testes.</text:p>
        </text:list-item>
        <text:list-item>
          <text:p text:style-name="P53">A ferramenta de controle de versão GIT tem como característica realizar o controle de versão centralizado, ao contrário de outras ferramentas que realizam o controle distribuído.</text:p>
        </text:list-item>
        <text:list-item>
          <text:p text:style-name="P53">A ferramenta de controle de versão GIT tem suporte a diversos comandos, um deles é o “git clone copy /repositorio” que realiza uma cópia do trabalho em um repositório local.</text:p>
        </text:list-item>
        <text:list-item>
          <text:p text:style-name="P53">Acerca da ferramenta de gerenciamento de versão GIT, os Branches podem ser utilizados para desenvolver funcionalidades de forma isolada. Sendo o branch default o branch padrão quando se cria um repositório. </text:p>
        </text:list-item>
        <text:list-item>
          <text:p text:style-name="P53">A ferramenta de controle de versão GIT tem suporte a diversos comandos, um deles é o “git clone user@server: /repositorio/trabalho” que possibilita que uma cópia do trabalho possa ser gravada em um servidor remoto do trabalho.</text:p>
        </text:list-item>
      </text:list>
      <text:p text:style-name="P30"><text:s/></text:p>
      <text:p text:style-name="P34"><text:span text:style-name="T4">Resposta: Letra </text:span><text:span text:style-name="T9">E</text:span></text:p>
      <text:p text:style-name="P30"/>
      <text:p text:style-name="P78">Comentários</text:p>
      <text:p text:style-name="P95"/>
      <text:p text:style-name="P116">Git é distribuído, portanto, não está em fase de teste (fora letra A), nem é centralizado (fora letra B). Fora letra C, pois o comando é git clone &lt;URL do repositorio remoto&gt;, ou seja, não é git clone copy. A branch padrão é master.</text:p>
      <text:p text:style-name="P35"/>
      <text:p text:style-name="P132"/>
      <text:p text:style-name="P104"/>
      <text:p text:style-name="P71">Ano: 2018 Banca: FCC Órgão: DPE-AM Prova: FCC - 2018 - DPE-AM - Analista em Gestão Especializado de Defensoria - Analista de Sistema</text:p>
      <text:p text:style-name="P30"/>
      <text:p text:style-name="P30">Um Analista de Sistemas optou por utilizar o Subversion como sistema de controle de versão em um projeto Java, porque este aplicativo</text:p>
      <text:p text:style-name="P30"/>
      <text:list xml:id="list4057665207" text:style-name="L36">
        <text:list-item>
          <text:p text:style-name="P54">funciona de forma distribuída (ou descentralizada), sendo muito útil para desenvolvimento de software em geral.</text:p>
        </text:list-item>
        <text:list-item>
          <text:p text:style-name="P54">é similar ao Mercurial e Bazaar, que também utilizam um repositório centralizado.</text:p>
        </text:list-item>
        <text:list-item>
          <text:p text:style-name="P54">tem repositórios maiores e com mais recursos se comparado ao Git, além de usar algoritmo de compressão mais eficiente.</text:p>
        </text:list-item>
        <text:list-item>
          <text:p text:style-name="P54"><text:soft-page-break/>trabalha com repositório único, sendo utilizado tradicionalmente em projetos construídos com essa linguagem.</text:p>
        </text:list-item>
        <text:list-item>
          <text:p text:style-name="P54">funciona de forma híbrida, ora distribuído, ora centralizado, e possui interface simples e intuitiva.</text:p>
        </text:list-item>
      </text:list>
      <text:p text:style-name="P30"/>
      <text:p text:style-name="P34"><text:span text:style-name="T4">Resposta: </text:span><text:span text:style-name="T3">Letra D</text:span></text:p>
      <text:p text:style-name="P30"/>
      <text:p text:style-name="P78">Comentários</text:p>
      <text:p text:style-name="P95"/>
      <text:p text:style-name="P100"><text:span text:style-name="T31">Mercurial é distribuído. Bazaar é descentralizado. Git é novidade, tem melhorias, então letra C é sem sentido.</text:span></text:p>
      <text:p text:style-name="P100"/>
      <text:p text:style-name="P117"><text:span text:style-name="T3">Para mais</text:span>: <text:a xlink:type="simple" xlink:href="https://blog.pronus.io/posts/controle-de-versao/qual-a-melhor-ferramenta-de-controle-de-versao-subversion-git-ou-mercurial/" text:style-name="Internet_20_link" text:visited-style-name="Visited_20_Internet_20_Link">https://blog.pronus.io/posts/controle-de-versao/qual-a-melhor-ferramenta-de-controle-de-versao-subversion-git-ou-mercurial/</text:a></text:p>
      <text:p text:style-name="P117"/>
      <text:p text:style-name="P117"/>
      <text:p text:style-name="P89">Ano: 2016 Banca: IF-PE Órgão: IF-PE Prova: IF-PE - 2016 - IF-PE - Analista de Tecnologia da Informação - Desenvolvimento</text:p>
      <text:p text:style-name="P117"/>
      <text:p text:style-name="P117">Considerando a utilização da ferramenta de controle de versão GIT, pode-se afirmar que</text:p>
      <text:p text:style-name="P117"/>
      <text:list xml:id="list1846856283" text:style-name="L37">
        <text:list-item>
          <text:p text:style-name="P56"><text:span text:style-name="T33">tudo no Git tem seu checksum (valor para verificação de integridade) calculado antes que seja armazenado e então passa a ser referenciado pelo checksum. Isso significa que é impossível mudar o conteúdo de qualquer arquivo ou diretório sem que o Git tenha conhecimento.</text:span></text:p>
        </text:list-item>
        <text:list-item>
          <text:p text:style-name="P56"><text:span text:style-name="T33">caso você esteja iniciando o monitoramento de um projeto existente com Git, você precisa ir para o diretório do projeto e digitar: git init</text:span></text:p>
        </text:list-item>
        <text:list-item>
          <text:p text:style-name="P56"><text:span text:style-name="T33">git faz com que seus arquivos sempre estejam em um dos três estados fundamentais: consolidado (committed), baixado (downloaded) e preparado (staged).</text:span></text:p>
        </text:list-item>
        <text:list-item>
          <text:p text:style-name="P56"><text:span text:style-name="T33">você clona um repositório com o comando git clone [url] . Por exemplo, caso você queria clonar a biblioteca Git do Ruby chamada Grit, você pode fazê-lo da seguinte forma: git clone git://github.com/schacon/grit.git</text:span></text:p>
        </text:list-item>
        <text:list-item>
          <text:p text:style-name="P56"><text:span text:style-name="T33">o comando git checkout baixa o código mais atual da linha master do repositório.</text:span></text:p>
        </text:list-item>
      </text:list>
      <text:p text:style-name="P117"/>
      <text:p text:style-name="P117">Estão CORRETAS apenas as afirmações constantes nos itens</text:p>
      <text:p text:style-name="P117"/>
      <text:list xml:id="list2527279666" text:style-name="L38">
        <text:list-item>
          <text:p text:style-name="P57"><text:span text:style-name="T31">I, II e III.</text:span></text:p>
        </text:list-item>
        <text:list-item>
          <text:p text:style-name="P57"><text:span text:style-name="T31">I, II e IV.</text:span></text:p>
        </text:list-item>
        <text:list-item>
          <text:p text:style-name="P57"><text:span text:style-name="T31">II, III e IV.</text:span></text:p>
        </text:list-item>
        <text:list-item>
          <text:p text:style-name="P57"><text:span text:style-name="T31">II, III, e V.</text:span></text:p>
        </text:list-item>
        <text:list-item>
          <text:p text:style-name="P57"><text:span text:style-name="T31">III, IV e V.</text:span></text:p>
        </text:list-item>
      </text:list>
      <text:p text:style-name="P58"/>
      <text:p text:style-name="P58"><text:span text:style-name="T4">Resposta: </text:span><text:span text:style-name="T3">Letra <text:s/></text:span><text:span text:style-name="T10">B</text:span></text:p>
      <text:p text:style-name="P58"/>
      <text:p text:style-name="P79">Comentários</text:p>
      <text:p text:style-name="P96"/>
      <text:p text:style-name="P121"><text:span text:style-name="T26">Item I</text:span>, é complicado dizer impossível, mas está certo. </text:p>
      <text:p text:style-name="P121"><text:span text:style-name="T26">Item II</text:span>, git init é para inicializar o projeto, ou seja, criar o novo repositório. Talvez a banca entenda que monitorar seja manter o projeto versionado, então sim, é git init.</text:p>
      <text:p text:style-name="P114"><text:span text:style-name="T33">Item III está errado, não tem downlodede. </text:span>Os três estados são: </text:p>
      <text:list xml:id="list184005776420003" text:continue-list="list2621140275" text:style-name="L30">
        <text:list-item>
          <text:p text:style-name="P48"><text:soft-page-break/><text:span text:style-name="T28">modificados (modified em vermelho, ou seja, apenas no workdir)</text:span></text:p>
        </text:list-item>
        <text:list-item>
          <text:p text:style-name="P48"><text:span text:style-name="T28">preparado – staged (modified em verde, ou seja, já na staging area)</text:span></text:p>
        </text:list-item>
        <text:list-item>
          <text:p text:style-name="P122"><text:span text:style-name="T28">e committed, ou seja, no no repositório git local.</text:span></text:p>
        </text:list-item>
      </text:list>
      <text:p text:style-name="P121"><text:span text:style-name="T26">Item IV certo</text:span>.</text:p>
      <text:p text:style-name="P121">Item V, baixa o código mais atual da linha master do repositório é o git pull. Git checkout seria voltar o estado atual.</text:p>
      <text:p text:style-name="P121"/>
      <text:p text:style-name="P90">Ano: 2019 Banca: CCV-UFC Órgão: UFC Prova: CCV-UFC - 2019 - UFC - Técnico de Tecnologia da Informação - Desenvolvimento de Sistemas</text:p>
      <text:p text:style-name="P121"/>
      <text:p text:style-name="P121">Qual arquivo é necessário ser configurado para especificar intencionalmente que determinados arquivos não sejam rastreados (tracked) e que o Git deve ignorar no repositório Git local?</text:p>
      <text:p text:style-name="P121"/>
      <text:list xml:id="list2069149996" text:style-name="L39">
        <text:list-item>
          <text:p text:style-name="P59"><text:span text:style-name="T33">ignore.git</text:span></text:p>
        </text:list-item>
        <text:list-item>
          <text:p text:style-name="P59"><text:span text:style-name="T33">.gitignore</text:span></text:p>
        </text:list-item>
        <text:list-item>
          <text:p text:style-name="P59"><text:span text:style-name="T33">git.ignore</text:span></text:p>
        </text:list-item>
        <text:list-item>
          <text:p text:style-name="P59"><text:span text:style-name="T33">gitignore.txt</text:span></text:p>
        </text:list-item>
        <text:list-item>
          <text:p text:style-name="P59"><text:span text:style-name="T33">.gitignore.txt</text:span></text:p>
        </text:list-item>
      </text:list>
      <text:p text:style-name="P121"/>
      <text:p text:style-name="P60"><text:span text:style-name="T4">Resposta: </text:span><text:span text:style-name="T3">Letra <text:s/></text:span><text:span text:style-name="T10">B</text:span></text:p>
      <text:p text:style-name="P60"/>
      <text:p text:style-name="P80">Comentários</text:p>
      <text:p text:style-name="P97"/>
      <text:p text:style-name="P123">Simples, ou sabe ou não sabe. Mas dá pra eliminar as duas que tem .txt</text:p>
      <text:p text:style-name="P123"/>
      <text:p text:style-name="P125">Ano: 2018 Banca: INSTITUTO AOCP Órgão: PRODEB Prova: INSTITUTO AOCP - 2018 - PRODEB - Analista de TIC II - Construção de Software</text:p>
      <text:p text:style-name="P123"/>
      <text:p text:style-name="P123">GIT é um sistema de controle de versão distribuído gratuitamente e de código aberto. Por se tratar de um sistema de controle de versão, usualmente é necessário remover arquivos do GIT. Para tal, é necessário remover os mesmos da área de seleção (arquivos monitorados) e, após realizar esse procedimento, proceder com o commit. Qual é o comando utilizado para remover esses arquivos?</text:p>
      <text:p text:style-name="P123"/>
      <text:list xml:id="list167756057" text:style-name="L40">
        <text:list-item>
          <text:p text:style-name="P61"><text:span text:style-name="T34">git removed</text:span></text:p>
        </text:list-item>
        <text:list-item>
          <text:p text:style-name="P61"><text:span text:style-name="T34">git add</text:span></text:p>
        </text:list-item>
        <text:list-item>
          <text:p text:style-name="P61"><text:span text:style-name="T34">git tm</text:span></text:p>
        </text:list-item>
        <text:list-item>
          <text:p text:style-name="P61"><text:span text:style-name="T34">git rm</text:span></text:p>
        </text:list-item>
        <text:list-item>
          <text:p text:style-name="P61"><text:span text:style-name="T34">git delete</text:span></text:p>
        </text:list-item>
      </text:list>
      <text:p text:style-name="P62"><text:span text:style-name="T4"/></text:p>
      <text:p text:style-name="P62"><text:span text:style-name="T4">Resposta: </text:span><text:span text:style-name="T3">Letra <text:s/></text:span><text:span text:style-name="T11">D</text:span></text:p>
      <text:p text:style-name="P62"/>
      <text:p text:style-name="P81">Comentários</text:p>
      <text:p text:style-name="P98"/>
      <text:p text:style-name="P120">Simples, ou sabe ou não sabe. Mas dá pra eliminar as duas que tem .txt</text:p>
      <text:p text:style-name="P124"/>
      <text:p text:style-name="P19"/>
      <text:p text:style-name="P11"/>
      <text:p text:style-name="P23"><text:span text:style-name="T4"/></text:p>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0T09:37:43.298123202</meta:creation-date>
    <dc:date>2023-01-26T18:40:05.290275562</dc:date>
    <meta:editing-duration>PT6H30M6S</meta:editing-duration>
    <meta:editing-cycles>66</meta:editing-cycles>
    <meta:generator>LibreOffice/6.0.7.3$Linux_X86_64 LibreOffice_project/00m0$Build-3</meta:generator>
    <meta:document-statistic meta:table-count="0" meta:image-count="0" meta:object-count="0" meta:page-count="14" meta:paragraph-count="276" meta:word-count="4301" meta:character-count="25741" meta:non-whitespace-character-count="21820"/>
  </office:meta>
</office:document-meta>
</file>